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ahoma1" svg:font-family="Tahoma" style:font-family-generic="system" style:font-pitch="variable"/>
  </office:font-face-decls>
  <office:automatic-styles>
    <style:style style:name="Table1" style:family="table">
      <style:table-properties style:width="6.6924in" fo:margin-left="0in" fo:margin-top="0in" fo:margin-bottom="0in" table:align="left"/>
    </style:style>
    <style:style style:name="Table1.A" style:family="table-column">
      <style:table-column-properties style:column-width="1.0618in"/>
    </style:style>
    <style:style style:name="Table1.B" style:family="table-column">
      <style:table-column-properties style:column-width="2.5104in"/>
    </style:style>
    <style:style style:name="Table1.C" style:family="table-column">
      <style:table-column-properties style:column-width="3.1201in"/>
    </style:style>
    <style:style style:name="Table1.1" style:family="table-row">
      <style:table-row-properties style:min-row-height="0.4792in" fo:keep-together="auto"/>
    </style:style>
    <style:style style:name="Table1.A1" style:family="table-cell">
      <style:table-cell-properties style:vertical-align="" fo:padding-left="0in" fo:padding-right="0.1111in" fo:padding-top="0.1111in" fo:padding-bottom="0.1111in" fo:border="0.5pt solid #000000"/>
    </style:style>
    <style:style style:name="Table1.B1" style:family="table-cell">
      <style:table-cell-properties style:vertical-align="" fo:padding="0.1111in" fo:border="0.5pt solid #000000"/>
    </style:style>
    <style:style style:name="Table1.2" style:family="table-row">
      <style:table-row-properties style:min-row-height="0.4896in" fo:keep-together="auto"/>
    </style:style>
    <style:style style:name="Table2" style:family="table">
      <style:table-properties style:width="6.8229in" fo:margin-left="0in" fo:margin-top="0in" fo:margin-bottom="0in" table:align="left"/>
    </style:style>
    <style:style style:name="Table2.A" style:family="table-column">
      <style:table-column-properties style:column-width="3.7396in"/>
    </style:style>
    <style:style style:name="Table2.B" style:family="table-column">
      <style:table-column-properties style:column-width="3.0826in"/>
    </style:style>
    <style:style style:name="Table2.1" style:family="table-row">
      <style:table-row-properties style:min-row-height="0.4167in" fo:keep-together="always"/>
    </style:style>
    <style:style style:name="Table2.A1" style:family="table-cell">
      <style:table-cell-properties style:vertical-align="" fo:padding-left="0in" fo:padding-right="0.1111in" fo:padding-top="0.1111in" fo:padding-bottom="0.1111in" fo:border="0.5pt solid #000000"/>
    </style:style>
    <style:style style:name="Table2.B1" style:family="table-cell">
      <style:table-cell-properties style:vertical-align="" fo:padding="0.1111in" fo:border="0.5pt solid #000000"/>
    </style:style>
    <style:style style:name="Table2.2" style:family="table-row">
      <style:table-row-properties style:min-row-height="0.4896in" fo:keep-together="always"/>
    </style:style>
    <style:style style:name="Table3" style:family="table">
      <style:table-properties style:width="5.3125in" fo:margin-left="0in" fo:margin-top="0in" fo:margin-bottom="0in" table:align="left"/>
    </style:style>
    <style:style style:name="Table3.A" style:family="table-column">
      <style:table-column-properties style:column-width="1.6354in"/>
    </style:style>
    <style:style style:name="Table3.B" style:family="table-column">
      <style:table-column-properties style:column-width="1.9167in"/>
    </style:style>
    <style:style style:name="Table3.C" style:family="table-column">
      <style:table-column-properties style:column-width="1.7604in"/>
    </style:style>
    <style:style style:name="Table3.1" style:family="table-row">
      <style:table-row-properties style:min-row-height="0.4792in" fo:keep-together="auto"/>
    </style:style>
    <style:style style:name="Table3.A1" style:family="table-cell">
      <style:table-cell-properties style:vertical-align="" fo:padding-left="0in" fo:padding-right="0.1111in" fo:padding-top="0.1111in" fo:padding-bottom="0.1111in" fo:border="0.5pt solid #000000"/>
    </style:style>
    <style:style style:name="Table3.B1" style:family="table-cell">
      <style:table-cell-properties style:vertical-align="" fo:padding="0.1111in" fo:border="0.5pt solid #000000"/>
    </style:style>
    <style:style style:name="Table3.2" style:family="table-row">
      <style:table-row-properties style:min-row-height="0.4896in" fo:keep-together="auto"/>
    </style:style>
    <style:style style:name="Table4" style:family="table">
      <style:table-properties style:width="5.9792in" fo:margin-left="0in" fo:margin-top="0in" fo:margin-bottom="0in" table:align="left"/>
    </style:style>
    <style:style style:name="Table4.A" style:family="table-column">
      <style:table-column-properties style:column-width="1.5729in"/>
    </style:style>
    <style:style style:name="Table4.B" style:family="table-column">
      <style:table-column-properties style:column-width="2.2708in"/>
    </style:style>
    <style:style style:name="Table4.C" style:family="table-column">
      <style:table-column-properties style:column-width="2.1354in"/>
    </style:style>
    <style:style style:name="Table4.1" style:family="table-row">
      <style:table-row-properties style:min-row-height="0.4792in" fo:keep-together="auto"/>
    </style:style>
    <style:style style:name="Table4.A1" style:family="table-cell">
      <style:table-cell-properties style:vertical-align="" fo:padding-left="0in" fo:padding-right="0.1111in" fo:padding-top="0.1111in" fo:padding-bottom="0.1111in" fo:border="0.5pt solid #000000"/>
    </style:style>
    <style:style style:name="Table4.B1" style:family="table-cell">
      <style:table-cell-properties style:vertical-align="" fo:padding="0.1111in" fo:border="0.5pt solid #000000"/>
    </style:style>
    <style:style style:name="Table4.2" style:family="table-row">
      <style:table-row-properties style:min-row-height="0.2292in" fo:keep-together="auto"/>
    </style:style>
    <style:style style:name="Table4.3" style:family="table-row">
      <style:table-row-properties style:min-row-height="0.4896in" fo:keep-together="auto"/>
    </style:style>
    <style:style style:name="Table5" style:family="table">
      <style:table-properties style:width="6.7708in" fo:margin-left="0in" fo:margin-top="0in" fo:margin-bottom="0in" table:align="left"/>
    </style:style>
    <style:style style:name="Table5.A" style:family="table-column">
      <style:table-column-properties style:column-width="2.9688in"/>
    </style:style>
    <style:style style:name="Table5.B" style:family="table-column">
      <style:table-column-properties style:column-width="3.8014in"/>
    </style:style>
    <style:style style:name="Table5.1" style:family="table-row">
      <style:table-row-properties style:min-row-height="0.4792in" fo:keep-together="auto"/>
    </style:style>
    <style:style style:name="Table5.A1" style:family="table-cell">
      <style:table-cell-properties style:vertical-align="" fo:padding-left="0in" fo:padding-right="0.1111in" fo:padding-top="0.1111in" fo:padding-bottom="0.1111in" fo:border="0.5pt solid #000000"/>
    </style:style>
    <style:style style:name="Table5.B1" style:family="table-cell">
      <style:table-cell-properties style:vertical-align="" fo:padding="0.1111in" fo:border="0.5pt solid #000000"/>
    </style:style>
    <style:style style:name="Table5.2" style:family="table-row">
      <style:table-row-properties style:min-row-height="0.4896in" fo:keep-together="auto"/>
    </style:style>
    <style:style style:name="Table5.3" style:family="table-row">
      <style:table-row-properties style:min-row-height="0.5938in" fo:keep-together="auto"/>
    </style:style>
    <style:style style:name="P1" style:family="paragraph" style:parent-style-name="Standard">
      <style:text-properties fo:font-weight="bold" style:font-weight-asian="bold"/>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fo:font-size="10pt" style:font-size-asian="10pt"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fo:font-size="16pt" style:font-size-asian="16pt"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fo:font-size="10pt" style:font-size-asian="10pt" style:font-size-complex="10pt"/>
    </style:style>
    <style:style style:name="P9" style:family="paragraph" style:parent-style-name="Standard">
      <style:paragraph-properties fo:margin-left="0in" fo:margin-right="0in" fo:text-indent="0in" style:auto-text-indent="false" fo:break-before="auto" fo:break-after="auto"/>
    </style:style>
    <style:style style:name="P10" style:family="paragraph" style:parent-style-name="Standard">
      <style:paragraph-properties fo:margin-left="0in" fo:margin-right="0in" fo:text-indent="0in" style:auto-text-indent="false"/>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2" style:family="paragraph" style:parent-style-name="Standard">
      <style:paragraph-properties fo:break-before="auto" fo:break-after="auto"/>
    </style:style>
    <style:style style:name="P13" style:family="paragraph" style:parent-style-name="Standard">
      <style:paragraph-properties fo:margin-top="0.1665in" fo:margin-bottom="0.0835in" loext:contextual-spacing="false" fo:line-height="100%" fo:break-before="auto" fo:break-after="auto" fo:keep-with-next="always"/>
    </style:style>
    <style:style style:name="P14" style:family="paragraph" style:parent-style-name="Standard">
      <style:paragraph-properties fo:margin-top="0.1665in" fo:margin-bottom="0.0835in" loext:contextual-spacing="false" fo:line-height="100%" fo:break-before="auto" fo:break-after="auto" fo:keep-with-next="always"/>
      <style:text-properties fo:font-variant="small-caps" fo:font-size="16pt" fo:font-weight="bold" style:font-size-asian="16pt" style:font-weight-asian="bold" style:font-size-complex="16pt"/>
    </style:style>
    <style:style style:name="P15" style:family="paragraph" style:parent-style-name="Standard">
      <style:paragraph-properties fo:margin-top="0.1665in" fo:margin-bottom="0.0835in" loext:contextual-spacing="false" fo:line-height="100%" fo:break-before="auto" fo:break-after="auto" fo:keep-with-next="always"/>
      <style:text-properties fo:font-variant="small-caps" fo:font-size="16pt" fo:font-weight="bold" style:font-size-asian="16pt" style:font-weight-asian="bold" style:font-size-complex="16pt"/>
    </style:style>
    <style:style style:name="P16"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7"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8"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9" style:family="paragraph" style:parent-style-name="Standard">
      <style:paragraph-properties fo:margin-top="0in" fo:margin-bottom="0in" loext:contextual-spacing="false" fo:line-height="100%" fo:break-before="auto" fo:break-after="auto"/>
      <style:text-properties fo:font-variant="small-caps" fo:color="#336633" fo:font-size="16pt" style:font-size-asian="16pt" style:font-size-complex="16pt"/>
    </style:style>
    <style:style style:name="P20" style:family="paragraph" style:parent-style-name="Standard">
      <style:paragraph-properties fo:margin-top="0in" fo:margin-bottom="0in" loext:contextual-spacing="false" fo:line-height="100%" fo:break-before="auto" fo:break-after="auto"/>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5" style:family="paragraph" style:parent-style-name="Standard">
      <style:paragraph-properties fo:margin-top="0in" fo:margin-bottom="0in" loext:contextual-spacing="false" fo:line-height="100%"/>
    </style:style>
    <style:style style:name="P26" style:family="paragraph" style:parent-style-name="Standard" style:list-style-name="WWNum10">
      <style:paragraph-properties fo:margin-left="0.5in" fo:margin-right="0in" fo:text-indent="-0.25in" style:auto-text-indent="false"/>
    </style:style>
    <style:style style:name="P27" style:family="paragraph" style:parent-style-name="Standard" style:list-style-name="WWNum26">
      <style:paragraph-properties fo:margin-left="0.5in" fo:margin-right="0in" fo:text-indent="-0.25in" style:auto-text-indent="false"/>
    </style:style>
    <style:style style:name="P28" style:family="paragraph" style:parent-style-name="Standard" style:list-style-name="WWNum46">
      <style:paragraph-properties fo:margin-left="0.5in" fo:margin-right="0in" fo:text-indent="-0.25in" style:auto-text-indent="false"/>
    </style:style>
    <style:style style:name="P29" style:family="paragraph" style:parent-style-name="Standard" style:list-style-name="WWNum36">
      <style:paragraph-properties fo:margin-left="0.5in" fo:margin-right="0in" fo:text-indent="-0.25in" style:auto-text-indent="false"/>
    </style:style>
    <style:style style:name="P30" style:family="paragraph" style:parent-style-name="Standard" style:list-style-name="WWNum21">
      <style:paragraph-properties fo:margin-left="0.5in" fo:margin-right="0in" fo:text-indent="-0.25in" style:auto-text-indent="false"/>
    </style:style>
    <style:style style:name="P31" style:family="paragraph" style:parent-style-name="Standard" style:list-style-name="WWNum16">
      <style:paragraph-properties fo:margin-left="0.5in" fo:margin-right="0in" fo:text-indent="-0.25in" style:auto-text-indent="false"/>
    </style:style>
    <style:style style:name="P32" style:family="paragraph" style:parent-style-name="Standard" style:list-style-name="WWNum35">
      <style:paragraph-properties fo:margin-left="0.5in" fo:margin-right="0in" fo:text-indent="-0.25in" style:auto-text-indent="false"/>
    </style:style>
    <style:style style:name="P33" style:family="paragraph" style:parent-style-name="Standard" style:list-style-name="WWNum33">
      <style:paragraph-properties fo:margin-left="0.5in" fo:margin-right="0in" fo:text-indent="-0.25in" style:auto-text-indent="false"/>
    </style:style>
    <style:style style:name="P34" style:family="paragraph" style:parent-style-name="Standard" style:list-style-name="WWNum9">
      <style:paragraph-properties fo:margin-left="0.5in" fo:margin-right="0in" fo:text-indent="-0.25in" style:auto-text-indent="false"/>
    </style:style>
    <style:style style:name="P35" style:family="paragraph" style:parent-style-name="Standard" style:list-style-name="WWNum39">
      <style:paragraph-properties fo:margin-left="0.5in" fo:margin-right="0in" fo:text-indent="-0.25in" style:auto-text-indent="false"/>
    </style:style>
    <style:style style:name="P36" style:family="paragraph" style:parent-style-name="Standard" style:list-style-name="WWNum18">
      <style:paragraph-properties fo:margin-left="0.5in" fo:margin-right="0in" fo:text-indent="-0.25in" style:auto-text-indent="false"/>
    </style:style>
    <style:style style:name="P37" style:family="paragraph" style:parent-style-name="Standard" style:list-style-name="WWNum6">
      <style:paragraph-properties fo:margin-left="0.5in" fo:margin-right="0in" fo:text-indent="-0.25in" style:auto-text-indent="false"/>
    </style:style>
    <style:style style:name="P38" style:family="paragraph" style:parent-style-name="Standard" style:list-style-name="WWNum15">
      <style:paragraph-properties fo:margin-left="0.5in" fo:margin-right="0in" fo:text-indent="-0.25in" style:auto-text-indent="false"/>
    </style:style>
    <style:style style:name="P39" style:family="paragraph" style:parent-style-name="Standard" style:list-style-name="WWNum44">
      <style:paragraph-properties fo:margin-left="0.5in" fo:margin-right="0in" fo:text-indent="-0.25in" style:auto-text-indent="false"/>
    </style:style>
    <style:style style:name="P40" style:family="paragraph" style:parent-style-name="Standard" style:list-style-name="WWNum38">
      <style:paragraph-properties fo:margin-left="0.5in" fo:margin-right="0in" fo:text-indent="-0.25in" style:auto-text-indent="false"/>
    </style:style>
    <style:style style:name="P41" style:family="paragraph" style:parent-style-name="Standard" style:list-style-name="WWNum22">
      <style:paragraph-properties fo:margin-left="0.5in" fo:margin-right="0in" fo:text-indent="-0.25in" style:auto-text-indent="false"/>
    </style:style>
    <style:style style:name="P42" style:family="paragraph" style:parent-style-name="Standard" style:list-style-name="WWNum41">
      <style:paragraph-properties fo:margin-left="0.5in" fo:margin-right="0in" fo:text-indent="-0.25in" style:auto-text-indent="false"/>
    </style:style>
    <style:style style:name="P43" style:family="paragraph" style:parent-style-name="Standard" style:list-style-name="WWNum20">
      <style:paragraph-properties fo:margin-left="0.5in" fo:margin-right="0in" fo:text-indent="-0.25in" style:auto-text-indent="false"/>
    </style:style>
    <style:style style:name="P44" style:family="paragraph" style:parent-style-name="Standard" style:list-style-name="WWNum31">
      <style:paragraph-properties fo:margin-left="0.5in" fo:margin-right="0in" fo:text-indent="-0.25in" style:auto-text-indent="false"/>
    </style:style>
    <style:style style:name="P45" style:family="paragraph" style:parent-style-name="Standard" style:list-style-name="WWNum24">
      <style:paragraph-properties fo:margin-left="0.5in" fo:margin-right="0in" fo:text-indent="-0.25in" style:auto-text-indent="false"/>
    </style:style>
    <style:style style:name="P46" style:family="paragraph" style:parent-style-name="Standard" style:list-style-name="WWNum47">
      <style:paragraph-properties fo:margin-left="0.5in" fo:margin-right="0in" fo:text-indent="-0.25in" style:auto-text-indent="false"/>
    </style:style>
    <style:style style:name="P47" style:family="paragraph" style:parent-style-name="Standard" style:list-style-name="WWNum32">
      <style:paragraph-properties fo:margin-left="0.5in" fo:margin-right="0in" fo:text-indent="-0.25in" style:auto-text-indent="false"/>
    </style:style>
    <style:style style:name="P48" style:family="paragraph" style:parent-style-name="Standard" style:list-style-name="WWNum30">
      <style:paragraph-properties fo:margin-left="0.5in" fo:margin-right="0in" fo:text-indent="-0.25in" style:auto-text-indent="false"/>
    </style:style>
    <style:style style:name="P49" style:family="paragraph" style:parent-style-name="Standard" style:list-style-name="WWNum11">
      <style:paragraph-properties fo:margin-left="0.5in" fo:margin-right="0in" fo:text-indent="-0.25in" style:auto-text-indent="false"/>
    </style:style>
    <style:style style:name="P50" style:family="paragraph" style:parent-style-name="Standard" style:list-style-name="WWNum5">
      <style:paragraph-properties fo:margin-left="0.5in" fo:margin-right="0in" fo:text-indent="-0.25in" style:auto-text-indent="false"/>
    </style:style>
    <style:style style:name="P51" style:family="paragraph" style:parent-style-name="Standard" style:list-style-name="WWNum3">
      <style:paragraph-properties fo:margin-left="0.5in" fo:margin-right="0in" fo:text-indent="-0.25in" style:auto-text-indent="false"/>
    </style:style>
    <style:style style:name="P52" style:family="paragraph" style:parent-style-name="Standard" style:list-style-name="WWNum25">
      <style:paragraph-properties fo:margin-left="0.5in" fo:margin-right="0in" fo:text-indent="-0.25in" style:auto-text-indent="false"/>
    </style:style>
    <style:style style:name="P53" style:family="paragraph" style:parent-style-name="Standard" style:list-style-name="WWNum8">
      <style:paragraph-properties fo:margin-left="0.5in" fo:margin-right="0in" fo:text-indent="-0.25in" style:auto-text-indent="false"/>
    </style:style>
    <style:style style:name="P54" style:family="paragraph" style:parent-style-name="Standard" style:list-style-name="WWNum2">
      <style:paragraph-properties fo:margin-left="0.5in" fo:margin-right="0in" fo:text-indent="-0.25in" style:auto-text-indent="false"/>
    </style:style>
    <style:style style:name="P55" style:family="paragraph" style:parent-style-name="Standard" style:list-style-name="WWNum42">
      <style:paragraph-properties fo:margin-left="0.5in" fo:margin-right="0in" fo:text-indent="-0.25in" style:auto-text-indent="false"/>
    </style:style>
    <style:style style:name="P56" style:family="paragraph" style:parent-style-name="Standard" style:list-style-name="WWNum27">
      <style:paragraph-properties fo:margin-left="0.5in" fo:margin-right="0in" fo:text-indent="-0.25in" style:auto-text-indent="false"/>
    </style:style>
    <style:style style:name="P57" style:family="paragraph" style:parent-style-name="Standard" style:list-style-name="WWNum45">
      <style:paragraph-properties fo:margin-left="0.5in" fo:margin-right="0in" fo:text-indent="-0.25in" style:auto-text-indent="false"/>
    </style:style>
    <style:style style:name="P58" style:family="paragraph" style:parent-style-name="Standard" style:list-style-name="WWNum50">
      <style:paragraph-properties fo:margin-left="0.5in" fo:margin-right="0in" fo:text-indent="-0.25in" style:auto-text-indent="false"/>
    </style:style>
    <style:style style:name="P59" style:family="paragraph" style:parent-style-name="Standard" style:list-style-name="WWNum48">
      <style:paragraph-properties fo:margin-left="0.5in" fo:margin-right="0in" fo:text-indent="-0.25in" style:auto-text-indent="false"/>
    </style:style>
    <style:style style:name="P60" style:family="paragraph" style:parent-style-name="Standard" style:list-style-name="WWNum29">
      <style:paragraph-properties fo:margin-left="0.5in" fo:margin-right="0in" fo:text-indent="-0.25in" style:auto-text-indent="false"/>
    </style:style>
    <style:style style:name="P61" style:family="paragraph" style:parent-style-name="Standard" style:list-style-name="WWNum17">
      <style:paragraph-properties fo:margin-left="0.5in" fo:margin-right="0in" fo:text-indent="-0.25in" style:auto-text-indent="false"/>
    </style:style>
    <style:style style:name="P62" style:family="paragraph" style:parent-style-name="Standard" style:list-style-name="WWNum12">
      <style:paragraph-properties fo:margin-left="0.5in" fo:margin-right="0in" fo:text-indent="-0.25in" style:auto-text-indent="false"/>
    </style:style>
    <style:style style:name="P63" style:family="paragraph" style:parent-style-name="Standard" style:list-style-name="WWNum49">
      <style:paragraph-properties fo:margin-left="0.5in" fo:margin-right="0in" fo:text-indent="-0.25in" style:auto-text-indent="false"/>
    </style:style>
    <style:style style:name="P64" style:family="paragraph" style:parent-style-name="Standard" style:list-style-name="WWNum7">
      <style:paragraph-properties fo:margin-left="0.5in" fo:margin-right="0in" fo:text-indent="-0.25in" style:auto-text-indent="false"/>
    </style:style>
    <style:style style:name="P65" style:family="paragraph" style:parent-style-name="Standard" style:list-style-name="WWNum37">
      <style:paragraph-properties fo:margin-left="0.5in" fo:margin-right="0in" fo:text-indent="-0.25in" style:auto-text-indent="false"/>
    </style:style>
    <style:style style:name="P66" style:family="paragraph" style:parent-style-name="Standard" style:list-style-name="WWNum28">
      <style:paragraph-properties fo:margin-left="0.5in" fo:margin-right="0in" fo:text-indent="-0.25in" style:auto-text-indent="false"/>
    </style:style>
    <style:style style:name="P67" style:family="paragraph" style:parent-style-name="Standard" style:list-style-name="WWNum13">
      <style:paragraph-properties fo:margin-left="0.5in" fo:margin-right="0in" fo:text-indent="-0.25in" style:auto-text-indent="false"/>
    </style:style>
    <style:style style:name="P68" style:family="paragraph" style:parent-style-name="Standard" style:list-style-name="WWNum40">
      <style:paragraph-properties fo:margin-left="0.5in" fo:margin-right="0in" fo:text-indent="-0.25in" style:auto-text-indent="false"/>
    </style:style>
    <style:style style:name="P69" style:family="paragraph" style:parent-style-name="Standard" style:list-style-name="WWNum1">
      <style:paragraph-properties fo:margin-left="0.5in" fo:margin-right="0in" fo:text-indent="-0.25in" style:auto-text-indent="false"/>
    </style:style>
    <style:style style:name="P70" style:family="paragraph" style:parent-style-name="Standard" style:list-style-name="WWNum43">
      <style:paragraph-properties fo:margin-left="0.5in" fo:margin-right="0in" fo:margin-top="0.1665in" fo:margin-bottom="0in" loext:contextual-spacing="false" fo:line-height="100%" fo:text-align="start" style:justify-single-word="false" fo:text-indent="-0.25in" style:auto-text-indent="false"/>
    </style:style>
    <style:style style:name="P71" style:family="paragraph" style:parent-style-name="Standard" style:list-style-name="WWNum19">
      <style:paragraph-properties fo:margin-left="0.5in" fo:margin-right="0in" fo:margin-top="0.1665in" fo:margin-bottom="0in" loext:contextual-spacing="false" fo:line-height="100%" fo:text-align="start" style:justify-single-word="false" fo:text-indent="-0.25in" style:auto-text-indent="false"/>
    </style:style>
    <style:style style:name="P72" style:family="paragraph" style:parent-style-name="Standard" style:list-style-name="WWNum14">
      <style:paragraph-properties fo:margin-left="0.5in" fo:margin-right="0in" fo:margin-top="0.1665in" fo:margin-bottom="0in" loext:contextual-spacing="false" fo:line-height="100%" fo:text-align="start" style:justify-single-word="false" fo:text-indent="-0.25in" style:auto-text-indent="false"/>
    </style:style>
    <style:style style:name="P73" style:family="paragraph" style:parent-style-name="Standard" style:list-style-name="WWNum4">
      <style:paragraph-properties fo:margin-left="0.5in" fo:margin-right="0in" fo:margin-top="0.1665in" fo:margin-bottom="0in" loext:contextual-spacing="false" fo:line-height="100%" fo:text-align="start" style:justify-single-word="false" fo:text-indent="-0.25in" style:auto-text-indent="false"/>
    </style:style>
    <style:style style:name="P74" style:family="paragraph" style:parent-style-name="Standard" style:list-style-name="WWNum23">
      <style:paragraph-properties fo:margin-left="0.5in" fo:margin-right="0in" fo:margin-top="0.1665in" fo:margin-bottom="0in" loext:contextual-spacing="false" fo:line-height="100%" fo:text-align="start" style:justify-single-word="false" fo:text-indent="-0.25in" style:auto-text-indent="false"/>
    </style:style>
    <style:style style:name="P75" style:family="paragraph" style:parent-style-name="Standard" style:list-style-name="WWNum34">
      <style:paragraph-properties fo:margin-left="0.5in" fo:margin-right="0in" fo:margin-top="0.1665in" fo:margin-bottom="0in" loext:contextual-spacing="false" fo:line-height="100%" fo:text-align="start" style:justify-single-word="false" fo:text-indent="-0.25in" style:auto-text-indent="false"/>
    </style:style>
    <style:style style:name="P76" style:family="paragraph" style:parent-style-name="Standard" style:list-style-name="WWNum43">
      <style:paragraph-properties fo:margin-left="0.5in" fo:margin-right="0in" fo:margin-top="0in" fo:margin-bottom="0in" loext:contextual-spacing="false" fo:line-height="100%" fo:text-align="start" style:justify-single-word="false" fo:text-indent="-0.25in" style:auto-text-indent="false"/>
    </style:style>
    <style:style style:name="P77" style:family="paragraph" style:parent-style-name="Standard" style:list-style-name="WWNum19">
      <style:paragraph-properties fo:margin-left="0.5in" fo:margin-right="0in" fo:margin-top="0in" fo:margin-bottom="0in" loext:contextual-spacing="false" fo:line-height="100%" fo:text-align="start" style:justify-single-word="false" fo:text-indent="-0.25in" style:auto-text-indent="false"/>
    </style:style>
    <style:style style:name="P78" style:family="paragraph" style:parent-style-name="Standard" style:list-style-name="WWNum14">
      <style:paragraph-properties fo:margin-left="0.5in" fo:margin-right="0in" fo:margin-top="0in" fo:margin-bottom="0in" loext:contextual-spacing="false" fo:line-height="100%" fo:text-align="start" style:justify-single-word="false" fo:text-indent="-0.25in" style:auto-text-indent="false"/>
    </style:style>
    <style:style style:name="P79" style:family="paragraph" style:parent-style-name="Standard" style:list-style-name="WWNum4">
      <style:paragraph-properties fo:margin-left="0.5in" fo:margin-right="0in" fo:margin-top="0in" fo:margin-bottom="0in" loext:contextual-spacing="false" fo:line-height="100%" fo:text-align="start" style:justify-single-word="false" fo:text-indent="-0.25in" style:auto-text-indent="false"/>
    </style:style>
    <style:style style:name="P80" style:family="paragraph" style:parent-style-name="Standard" style:list-style-name="WWNum23">
      <style:paragraph-properties fo:margin-left="0.5in" fo:margin-right="0in" fo:margin-top="0in" fo:margin-bottom="0in" loext:contextual-spacing="false" fo:line-height="100%" fo:text-align="start" style:justify-single-word="false" fo:text-indent="-0.25in" style:auto-text-indent="false"/>
    </style:style>
    <style:style style:name="P81" style:family="paragraph" style:parent-style-name="Standard" style:list-style-name="WWNum34">
      <style:paragraph-properties fo:margin-left="0.5in" fo:margin-right="0in" fo:margin-top="0in" fo:margin-bottom="0in" loext:contextual-spacing="false" fo:line-height="100%" fo:text-align="start" style:justify-single-word="false" fo:text-indent="-0.25in" style:auto-text-indent="false"/>
    </style:style>
    <style:style style:name="P82" style:family="paragraph" style:parent-style-name="Standard" style:list-style-name="WWNum43">
      <style:paragraph-properties fo:margin-left="0.5in" fo:margin-right="0in" fo:margin-top="0in" fo:margin-bottom="0.1665in" loext:contextual-spacing="false" fo:line-height="100%" fo:text-align="start" style:justify-single-word="false" fo:text-indent="-0.25in" style:auto-text-indent="false"/>
    </style:style>
    <style:style style:name="P83" style:family="paragraph" style:parent-style-name="Standard" style:list-style-name="WWNum19">
      <style:paragraph-properties fo:margin-left="0.5in" fo:margin-right="0in" fo:margin-top="0in" fo:margin-bottom="0.1665in" loext:contextual-spacing="false" fo:line-height="100%" fo:text-align="start" style:justify-single-word="false" fo:text-indent="-0.25in" style:auto-text-indent="false"/>
    </style:style>
    <style:style style:name="P84" style:family="paragraph" style:parent-style-name="Standard" style:list-style-name="WWNum14">
      <style:paragraph-properties fo:margin-left="0.5in" fo:margin-right="0in" fo:margin-top="0in" fo:margin-bottom="0.1665in" loext:contextual-spacing="false" fo:line-height="100%" fo:text-align="start" style:justify-single-word="false" fo:text-indent="-0.25in" style:auto-text-indent="false"/>
    </style:style>
    <style:style style:name="P85" style:family="paragraph" style:parent-style-name="Standard" style:list-style-name="WWNum23">
      <style:paragraph-properties fo:margin-left="0.5in" fo:margin-right="0in" fo:margin-top="0in" fo:margin-bottom="0.1665in" loext:contextual-spacing="false" fo:line-height="100%" fo:text-align="start" style:justify-single-word="false" fo:text-indent="-0.25in" style:auto-text-indent="false"/>
    </style:style>
    <style:style style:name="P86" style:family="paragraph" style:parent-style-name="Standard" style:list-style-name="WWNum34">
      <style:paragraph-properties fo:margin-left="0.5in" fo:margin-right="0in" fo:margin-top="0in" fo:margin-bottom="0.1665in" loext:contextual-spacing="false" fo:line-height="100%" fo:text-align="start" style:justify-single-word="false" fo:text-indent="-0.25in" style:auto-text-indent="false"/>
    </style:style>
    <style:style style:name="P87" style:family="paragraph" style:parent-style-name="Standard" style:list-style-name="WWNum10">
      <style:paragraph-properties fo:margin-left="1in" fo:margin-right="0in" fo:text-indent="-0.25in" style:auto-text-indent="false"/>
    </style:style>
    <style:style style:name="P88" style:family="paragraph" style:parent-style-name="Standard" style:list-style-name="WWNum46">
      <style:paragraph-properties fo:margin-left="1in" fo:margin-right="0in" fo:text-indent="-0.25in" style:auto-text-indent="false"/>
    </style:style>
    <style:style style:name="P89" style:family="paragraph" style:parent-style-name="Standard" style:list-style-name="WWNum36">
      <style:paragraph-properties fo:margin-left="1in" fo:margin-right="0in" fo:text-indent="-0.25in" style:auto-text-indent="false"/>
    </style:style>
    <style:style style:name="P90" style:family="paragraph" style:parent-style-name="Standard" style:list-style-name="WWNum21">
      <style:paragraph-properties fo:margin-left="1in" fo:margin-right="0in" fo:text-indent="-0.25in" style:auto-text-indent="false"/>
    </style:style>
    <style:style style:name="P91" style:family="paragraph" style:parent-style-name="Standard" style:list-style-name="WWNum16">
      <style:paragraph-properties fo:margin-left="1in" fo:margin-right="0in" fo:text-indent="-0.25in" style:auto-text-indent="false"/>
    </style:style>
    <style:style style:name="P92" style:family="paragraph" style:parent-style-name="Standard" style:list-style-name="WWNum35">
      <style:paragraph-properties fo:margin-left="1in" fo:margin-right="0in" fo:text-indent="-0.25in" style:auto-text-indent="false"/>
    </style:style>
    <style:style style:name="P93" style:family="paragraph" style:parent-style-name="Standard" style:list-style-name="WWNum33">
      <style:paragraph-properties fo:margin-left="1in" fo:margin-right="0in" fo:text-indent="-0.25in" style:auto-text-indent="false"/>
    </style:style>
    <style:style style:name="P94" style:family="paragraph" style:parent-style-name="Standard" style:list-style-name="WWNum39">
      <style:paragraph-properties fo:margin-left="1in" fo:margin-right="0in" fo:text-indent="-0.25in" style:auto-text-indent="false"/>
    </style:style>
    <style:style style:name="P95" style:family="paragraph" style:parent-style-name="Standard" style:list-style-name="WWNum41">
      <style:paragraph-properties fo:margin-left="1in" fo:margin-right="0in" fo:text-indent="-0.25in" style:auto-text-indent="false"/>
    </style:style>
    <style:style style:name="P96" style:family="paragraph" style:parent-style-name="Standard" style:list-style-name="WWNum31">
      <style:paragraph-properties fo:margin-left="1in" fo:margin-right="0in" fo:text-indent="-0.25in" style:auto-text-indent="false"/>
    </style:style>
    <style:style style:name="P97" style:family="paragraph" style:parent-style-name="Standard" style:list-style-name="WWNum47">
      <style:paragraph-properties fo:margin-left="1in" fo:margin-right="0in" fo:text-indent="-0.25in" style:auto-text-indent="false"/>
    </style:style>
    <style:style style:name="P98" style:family="paragraph" style:parent-style-name="Standard" style:list-style-name="WWNum11">
      <style:paragraph-properties fo:margin-left="1in" fo:margin-right="0in" fo:text-indent="-0.25in" style:auto-text-indent="false"/>
    </style:style>
    <style:style style:name="P99" style:family="paragraph" style:parent-style-name="Standard" style:list-style-name="WWNum3">
      <style:paragraph-properties fo:margin-left="1in" fo:margin-right="0in" fo:text-indent="-0.25in" style:auto-text-indent="false"/>
    </style:style>
    <style:style style:name="P100" style:family="paragraph" style:parent-style-name="Standard" style:list-style-name="WWNum27">
      <style:paragraph-properties fo:margin-left="1in" fo:margin-right="0in" fo:text-indent="-0.25in" style:auto-text-indent="false"/>
    </style:style>
    <style:style style:name="P101" style:family="paragraph" style:parent-style-name="Standard" style:list-style-name="WWNum50">
      <style:paragraph-properties fo:margin-left="1in" fo:margin-right="0in" fo:text-indent="-0.25in" style:auto-text-indent="false"/>
    </style:style>
    <style:style style:name="P102" style:family="paragraph" style:parent-style-name="Standard" style:list-style-name="WWNum48">
      <style:paragraph-properties fo:margin-left="1in" fo:margin-right="0in" fo:text-indent="-0.25in" style:auto-text-indent="false"/>
    </style:style>
    <style:style style:name="P103" style:family="paragraph" style:parent-style-name="Standard" style:list-style-name="WWNum37">
      <style:paragraph-properties fo:margin-left="1in" fo:margin-right="0in" fo:text-indent="-0.25in" style:auto-text-indent="false"/>
    </style:style>
    <style:style style:name="P104" style:family="paragraph" style:parent-style-name="Standard" style:list-style-name="WWNum28">
      <style:paragraph-properties fo:margin-left="1in" fo:margin-right="0in" fo:text-indent="-0.25in" style:auto-text-indent="false"/>
    </style:style>
    <style:style style:name="P105" style:family="paragraph" style:parent-style-name="Standard" style:list-style-name="WWNum13">
      <style:paragraph-properties fo:margin-left="1in" fo:margin-right="0in" fo:text-indent="-0.25in" style:auto-text-indent="false"/>
    </style:style>
    <style:style style:name="P106" style:family="paragraph" style:parent-style-name="Standard" style:list-style-name="WWNum40">
      <style:paragraph-properties fo:margin-left="1in" fo:margin-right="0in" fo:text-indent="-0.25in" style:auto-text-indent="false"/>
    </style:style>
    <style:style style:name="P107" style:family="paragraph" style:parent-style-name="Standard" style:list-style-name="WWNum1">
      <style:paragraph-properties fo:margin-left="1in" fo:margin-right="0in" fo:text-indent="-0.25in" style:auto-text-indent="false"/>
    </style:style>
    <style:style style:name="P108" style:family="paragraph" style:parent-style-name="Standard" style:list-style-name="WWNum43">
      <style:paragraph-properties fo:margin-left="1in" fo:margin-right="0in" fo:margin-top="0in" fo:margin-bottom="0in" loext:contextual-spacing="false" fo:line-height="100%" fo:text-align="start" style:justify-single-word="false" fo:text-indent="-0.25in" style:auto-text-indent="false"/>
    </style:style>
    <style:style style:name="P109" style:family="paragraph" style:parent-style-name="Standard" style:list-style-name="WWNum4">
      <style:paragraph-properties fo:margin-left="1in" fo:margin-right="0in" fo:margin-top="0in" fo:margin-bottom="0in" loext:contextual-spacing="false" fo:line-height="100%" fo:text-align="start" style:justify-single-word="false" fo:text-indent="-0.25in" style:auto-text-indent="false"/>
    </style:style>
    <style:style style:name="P110" style:family="paragraph" style:parent-style-name="Standard" style:list-style-name="WWNum23">
      <style:paragraph-properties fo:margin-left="1in" fo:margin-right="0in" fo:margin-top="0in" fo:margin-bottom="0in" loext:contextual-spacing="false" fo:line-height="100%" fo:text-align="start" style:justify-single-word="false" fo:text-indent="-0.25in" style:auto-text-indent="false"/>
    </style:style>
    <style:style style:name="P111" style:family="paragraph" style:parent-style-name="Standard" style:list-style-name="WWNum4">
      <style:paragraph-properties fo:margin-left="1in" fo:margin-right="0in" fo:margin-top="0in" fo:margin-bottom="0.1665in" loext:contextual-spacing="false" fo:line-height="100%" fo:text-align="start" style:justify-single-word="false" fo:text-indent="-0.25in" style:auto-text-indent="false"/>
    </style:style>
    <style:style style:name="P112"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13" style:family="paragraph" style:parent-style-name="Standard" style:list-style-name="WWNum47">
      <style:paragraph-properties fo:margin-left="1.5in" fo:margin-right="0in" fo:text-indent="-0.25in" style:auto-text-indent="false"/>
    </style:style>
    <style:style style:name="P114" style:family="paragraph" style:parent-style-name="Standard" style:list-style-name="WWNum50">
      <style:paragraph-properties fo:margin-left="1.5in" fo:margin-right="0in" fo:text-indent="-0.25in" style:auto-text-indent="false"/>
    </style:style>
    <style:style style:name="P115" style:family="paragraph" style:parent-style-name="Standard">
      <style:paragraph-properties fo:margin-top="0.1665in" fo:margin-bottom="0.1665in" loext:contextual-spacing="false" fo:line-height="100%"/>
    </style:style>
    <style:style style:name="P116"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P117" style:family="paragraph" style:parent-style-name="Heading_20_4">
      <style:paragraph-properties fo:margin-left="0in" fo:margin-right="0in" fo:margin-top="0.1665in" fo:margin-bottom="0.028in" loext:contextual-spacing="false" fo:line-height="100%" fo:text-align="justify" style:justify-single-word="false" fo:text-indent="-0.6in" style:auto-text-indent="false" fo:keep-with-next="auto"/>
    </style:style>
    <style:style style:name="P118" style:family="paragraph" style:parent-style-name="Heading_20_3">
      <style:paragraph-properties fo:margin-left="0in" fo:margin-right="0in" fo:margin-top="0.1945in" fo:margin-bottom="0.0555in" loext:contextual-spacing="false" fo:line-height="100%" fo:text-align="justify" style:justify-single-word="false" fo:text-indent="-0.5in" style:auto-text-indent="false" fo:keep-with-next="auto"/>
    </style:style>
    <style:style style:name="T1" style:family="text">
      <style:text-properties fo:color="#669966" fo:font-size="24pt" fo:font-weight="normal" style:font-size-asian="24pt" style:font-weight-asian="normal" style:font-size-complex="24pt"/>
    </style:style>
    <style:style style:name="T2" style:family="text">
      <style:text-properties fo:color="#404040" fo:font-size="48pt" style:font-size-asian="48pt" style:font-size-complex="48pt"/>
    </style:style>
    <style:style style:name="T3" style:family="text">
      <style:text-properties fo:color="#404040" fo:font-size="44pt" style:font-size-asian="44pt" style:font-size-complex="44pt"/>
    </style:style>
    <style:style style:name="T4" style:family="text">
      <style:text-properties fo:color="#666666" fo:font-size="10pt" style:font-size-asian="10pt" style:font-size-complex="10pt"/>
    </style:style>
    <style:style style:name="T5" style:family="text">
      <style:text-properties fo:font-size="16pt" style:font-size-asian="16pt" style:font-size-complex="16pt"/>
    </style:style>
    <style:style style:name="T6" style:family="text">
      <style:text-properties fo:color="#336633" fo:font-size="14pt" style:font-size-asian="14pt" style:font-size-complex="14pt"/>
    </style:style>
    <style:style style:name="T7" style:family="text">
      <style:text-properties fo:font-size="10pt" fo:font-weight="bold" style:font-size-asian="10pt" style:font-weight-asian="bold" style:font-size-complex="10pt"/>
    </style:style>
    <style:style style:name="T8" style:family="text">
      <style:text-properties fo:font-size="10pt" style:font-size-asian="10pt" style:font-size-complex="10pt"/>
    </style:style>
    <style:style style:name="T9" style:family="text">
      <style:text-properties fo:font-weight="bold" style:font-weight-asian="bold"/>
    </style:style>
    <style:style style:name="T10" style:family="text">
      <style:text-properties fo:font-variant="small-caps" fo:font-size="16pt" fo:font-weight="bold" style:font-size-asian="16pt" style:font-weight-asian="bold" style:font-size-complex="16pt"/>
    </style:style>
    <style:style style:name="T11" style:family="text">
      <style:text-properties fo:font-variant="small-caps" fo:color="#336633" fo:font-size="16pt" style:font-size-asian="16pt" style:font-size-complex="16pt"/>
    </style:style>
    <style:style style:name="T12" style:family="text">
      <style:text-properties fo:font-variant="small-caps" fo:color="#999966" style:font-name="Tahoma" fo:font-size="9pt" style:font-name-asian="Tahoma1" style:font-size-asian="9pt" style:font-name-complex="Tahoma1" style:font-size-complex="9pt"/>
    </style:style>
    <style:style style:name="T13"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5" style:family="text">
      <style:text-properties style:text-underline-style="solid" style:text-underline-width="auto" style:text-underline-color="font-color" fo:font-weight="bold" style:font-weight-asian="bold"/>
    </style:style>
    <style:style style:name="T16" style:family="text">
      <style:text-properties fo:color="#000000" style:font-name="Calibri" style:font-name-asian="Calibri1" style:font-name-complex="Calibri1"/>
    </style:style>
    <style:style style:name="T17" style:family="text">
      <style:text-properties fo:color="#000000" style:font-name="Calibri" fo:font-size="13pt" fo:font-weight="bold" style:font-name-asian="Calibri1" style:font-size-asian="13pt" style:font-weight-asian="bold" style:font-name-complex="Calibri1" style:font-size-complex="13pt"/>
    </style:style>
    <style:style style:name="T18" style:family="text">
      <style:text-properties style:font-name="Calibri" fo:font-size="11pt" fo:font-style="normal" style:text-underline-style="none" style:font-name-asian="Calibri1" style:font-size-asian="11pt" style:font-style-asian="normal" style:font-name-complex="Calibri1" style:font-size-complex="11pt"/>
    </style:style>
    <style:style style:name="T19" style:family="text">
      <style:text-properties fo:font-size="11pt" fo:font-weight="bold" style:font-size-asian="11pt" style:font-weight-asian="bold" style:font-size-complex="11pt"/>
    </style:style>
    <style:style style:name="T20" style:family="text">
      <style:text-properties fo:font-style="italic" style:font-style-asian="italic"/>
    </style:style>
    <style:style style:name="T21" style:family="text">
      <style:text-properties fo:color="#1155cc" style:text-underline-style="solid" style:text-underline-width="auto" style:text-underline-color="font-color"/>
    </style:style>
    <style:style style:name="T22"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text:bookmark text:name="_aczyuw2yex2w"/><text:span text:style-name="T1">Desarrollo de Interfaces</text:span><text:span text:style-name="T2"><text:line-break/></text:span><text:span text:style-name="T3">Unidad 03 - Introducción al Design Thinking</text:span></text:p>
      <text:p text:style-name="P2"><draw:frame draw:style-name="fr1" draw:name="image4.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4"/>
      <text:p text:style-name="P4"/>
      <text:p text:style-name="P4"/>
      <text:p text:style-name="P5"><text:span text:style-name="T5">Autor: Sergi García</text:span><draw:frame draw:style-name="fr3" draw:name="image2.png" text:anchor-type="char" svg:x="3.4583in" svg:y="0.1146in" svg:width="1.0091in" svg:height="0.3535in" draw:z-index="1"><draw:image xlink:href="Pictures/100002010000007600000029ABF5F7A91F7A9EF9.png" xlink:type="simple" xlink:show="embed" xlink:actuate="onLoad" loext:mime-type="image/png"/></draw:frame></text:p>
      <text:p text:style-name="P5"><text:span text:style-name="T5">Actualizado Septiembre 2025</text:span></text:p>
      <text:p text:style-name="P5"><text:span text:style-name="T6">Licencia</text:span></text:p>
      <text:p text:style-name="P6"><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a</text:span></text:p>
      <text:p text:style-name="P9">A lo largo de este tema se utilizarán diferentes símbolos para distinguir elementos importantes dentro del contenido. Estos símbolos son:</text:p>
      <text:p text:style-name="P7"/>
      <text:p text:style-name="P11"><text:span text:style-name="T8"><text:s/>📖 </text:span><text:span text:style-name="T9">Importante</text:span></text:p>
      <text:p text:style-name="P12"/>
      <text:p text:style-name="P11"><text:soft-page-break/><text:span text:style-name="T8"><text:s/>❕ </text:span><text:span text:style-name="T9">Atención</text:span></text:p>
      <text:p text:style-name="P12"><text:s/></text:p>
      <text:p text:style-name="P11"><text:span text:style-name="T8"><text:s/>💬</text:span> <text:span text:style-name="T9">Interesante</text:span></text:p>
      <text:p text:style-name="P13"><text:span text:style-name="T10">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6"><text:a xlink:type="simple" xlink:href="#_yp2kzx4jvcw3" text:style-name="Index_20_Link" text:visited-style-name="Index_20_Link"><text:span text:style-name="T13">1. ¿Qué es el Design Thinking?<text:tab/>3</text:span></text:a></text:p>
          <text:p text:style-name="P16"><text:a xlink:type="simple" xlink:href="#_fo08lcdyj77r" text:style-name="Index_20_Link" text:visited-style-name="Index_20_Link"><text:span text:style-name="T13">2. Características del Design Thinking<text:tab/>4</text:span></text:a></text:p>
          <text:p text:style-name="P16"><text:a xlink:type="simple" xlink:href="#_k965ld3kwytd" text:style-name="Index_20_Link" text:visited-style-name="Index_20_Link"><text:span text:style-name="T13">3. Las 5 fases del proceso de Design Thinking<text:tab/>6</text:span></text:a></text:p>
          <text:p text:style-name="P18"><text:a xlink:type="simple" xlink:href="#_69l7bvfzthli" text:style-name="Index_20_Link" text:visited-style-name="Index_20_Link"><text:span text:style-name="T14">3.1 Empatizar<text:tab/>6</text:span></text:a></text:p>
          <text:p text:style-name="P18"><text:a xlink:type="simple" xlink:href="#_hiie61yorn1v" text:style-name="Index_20_Link" text:visited-style-name="Index_20_Link"><text:span text:style-name="T14">3.2 Definir el Problema<text:tab/>7</text:span></text:a></text:p>
          <text:p text:style-name="P18"><text:a xlink:type="simple" xlink:href="#_wbdcfrh6ni5u" text:style-name="Index_20_Link" text:visited-style-name="Index_20_Link"><text:span text:style-name="T14">3.3 Idear<text:tab/>7</text:span></text:a></text:p>
          <text:p text:style-name="P18"><text:a xlink:type="simple" xlink:href="#_yg4e3vr9bjv6" text:style-name="Index_20_Link" text:visited-style-name="Index_20_Link"><text:span text:style-name="T14">3.4 Prototipar<text:tab/>7</text:span></text:a></text:p>
          <text:p text:style-name="P18"><text:a xlink:type="simple" xlink:href="#_t81kzj2n1lpo" text:style-name="Index_20_Link" text:visited-style-name="Index_20_Link"><text:span text:style-name="T14">3.5 Testear<text:tab/>8</text:span></text:a></text:p>
          <text:p text:style-name="P16"><text:a xlink:type="simple" xlink:href="#_2bh9xtmgiqme" text:style-name="Index_20_Link" text:visited-style-name="Index_20_Link"><text:span text:style-name="T13">4. Design Thinking aplicado al diseño de interfaces<text:tab/>8</text:span></text:a></text:p>
          <text:p text:style-name="P16"><text:a xlink:type="simple" xlink:href="#_i08ojv72o52f" text:style-name="Index_20_Link" text:visited-style-name="Index_20_Link"><text:span text:style-name="T13">5. ¿Cuándo usar Desing Thinking?<text:tab/>10</text:span></text:a></text:p>
          <text:p text:style-name="P16"><text:a xlink:type="simple" xlink:href="#_8z2ekcbv6d0k" text:style-name="Index_20_Link" text:visited-style-name="Index_20_Link"><text:span text:style-name="T13">6. Recursos recomendados<text:tab/>11</text:span></text:a></text:p>
        </text:index-body>
      </text:table-of-content>
      <text:p text:style-name="P14"/>
      <text:p text:style-name="P14"/>
      <text:p text:style-name="P19"/>
      <text:p text:style-name="P19"/>
      <text:p text:style-name="P19"/>
      <text:p text:style-name="P20"><text:span text:style-name="T11">Unidad 03 - Introducción al Design Thinking</text:span></text:p>
      <text:p text:style-name="Heading_20_1"><text:bookmark text:name="_yp2kzx4jvcw3"/><text:soft-page-break/>1. ¿Qué es el Design Thinking?</text:p>
      <text:p text:style-name="Standard">El Design Thinking (o "Pensamiento de Diseño") es un enfoque iterativo y humanista para resolver problemas complejos, priorizando las necesidades reales de los usuarios sobre supuestos o limitaciones técnicas. Surge de la combinación de metodologías de diseño, psicología y negocio, y se popularizó gracias a firmas como IDEO y la Universidad de Stanford.</text:p>
      <text:p text:style-name="Standard">Características clave:</text:p>
      <text:list xml:id="list3554819838" text:style-name="WWNum10">
        <text:list-item>
          <text:p text:style-name="P26"><text:span text:style-name="T9">Centrado en las personas:</text:span></text:p>
          <text:list>
            <text:list-item>
              <text:p text:style-name="P87">No se parte de la tecnología o los recursos disponibles, sino de observar y escuchar a los usuarios.</text:p>
            </text:list-item>
            <text:list-item>
              <text:p text:style-name="P87">Ejemplo: Una app de salud mental no se diseña basándose en lo que los desarrolladores creen útil, sino en entrevistas con pacientes y terapeutas.</text:p>
            </text:list-item>
          </text:list>
        </text:list-item>
        <text:list-item>
          <text:p text:style-name="P26"><text:span text:style-name="T9">Abierto a la iteración:</text:span></text:p>
          <text:list>
            <text:list-item>
              <text:p text:style-name="P87">No es un proceso lineal. Se repiten fases según los hallazgos (ej.: tras testear un prototipo, puede redefinirse el problema).</text:p>
            </text:list-item>
          </text:list>
        </text:list-item>
        <text:list-item>
          <text:p text:style-name="P26"><text:span text:style-name="T9">Colaborativo:</text:span></text:p>
          <text:list>
            <text:list-item>
              <text:p text:style-name="P87">Involucra a equipos multidisciplinares (diseñadores, ingenieros, usuarios finales).</text:p>
            </text:list-item>
            <text:list-item>
              <text:p text:style-name="P87">Herramienta: Talleres con post-its para agrupar ideas visualmente.</text:p>
            </text:list-item>
          </text:list>
        </text:list-item>
        <text:list-item>
          <text:p text:style-name="P26"><text:span text:style-name="T9">Orientado a la acción:</text:span></text:p>
          <text:list>
            <text:list-item>
              <text:p text:style-name="P87">Se evitan discusiones teóricas prolongadas. Se prefiere "hacer para aprender".</text:p>
            </text:list-item>
          </text:list>
        </text:list-item>
      </text:list>
      <text:p text:style-name="Standard"><text:span text:style-name="T9">Esencia del Design Thinking</text:span></text:p>
      <text:p text:style-name="Standard">Los cuatro pilares esenciales que capturan la esencia de todo el proceso de Desing Thinking son:</text:p>
      <text:p text:style-name="Standard"><text:span text:style-name="T9">1. Empatía Radical: Comprender al Usuario en Profundidad</text:span></text:p>
      <text:p text:style-name="Standard">La primera y más crucial fase se trata de sumergirse en el mundo del usuario. Dejar de lado nuestras propias suposiciones y prejuicios para entender sus verdaderas motivaciones, frustraciones, comportamientos y necesidades no expresadas.</text:p>
      <text:list xml:id="list826681003" text:style-name="WWNum26">
        <text:list-item>
          <text:p text:style-name="P27"><text:span text:style-name="T9">💬 Caso real: </text:span>Nike no diseñó sus zapatillas para evitar ampollas en un laboratorio. Sus diseñadores pasaron horas observando a atletas de élite, notando cómo se movían sus pies, dónde se generaba fricción y sudoración. Esta empatía a través de la observación les llevó a rediseñar por completo la estructura y los materiales de las zapatillas, resolviendo un problema del que los propios atletas a veces ni siquiera eran plenamente conscientes.</text:p>
        </text:list-item>
      </text:list>
      <text:p text:style-name="Standard"/>
      <text:p text:style-name="Standard"><text:span text:style-name="T9">2. Definición con Enfoque: Redefinir el Problema Verdadero</text:span></text:p>
      <text:p text:style-name="Standard">La tentación es siempre tratar el síntoma más visible. El Design Thinking nos fuerza a profundizar para identificar y abordar la causa raíz del problema. La información de la fase de Empatía es inútil si no se sintetiza en una perspectiva accionable.</text:p>
      <text:list xml:id="list1471973736" text:style-name="WWNum46">
        <text:list-item>
          <text:p text:style-name="P28"><text:soft-page-break/><text:span text:style-name="T9">📖 Formato útil:</text:span> El "How Might We?" (¿Cómo podríamos...?) Esta técnica convierte el problema en una oportunidad de diseño. Es una frase abierta, optimista y que invita a la ideación.</text:p>
          <text:list>
            <text:list-item>
              <text:p text:style-name="P88">"¿Cómo podríamos [simplificar el registro] para [nuevos usuarios] que [valoramos su privacidad y quieren acceso rápido]?"</text:p>
            </text:list-item>
          </text:list>
        </text:list-item>
      </text:list>
      <text:p text:style-name="Standard"><text:span text:style-name="T9">3. Ideación abierta: generar muchas ideas (Sin Límites)</text:span></text:p>
      <text:p text:style-name="Standard">Con el problema bien definido, el objetivo es generar la mayor cantidad de ideas posibles para solucionarlo. Aquí se apaga el juicio crítico y se enciende la creatividad colectiva. La cantidad lleva a la calidad, ya que las ideas más obvias suelen dar paso a otras más innovadoras.</text:p>
      <text:list xml:id="list1230426665" text:style-name="WWNum36">
        <text:list-item>
          <text:p text:style-name="P29"><text:span text:style-name="T9">Reglas de Oro del Brainstorming:</text:span></text:p>
          <text:list>
            <text:list-item>
              <text:p text:style-name="P89"><text:span text:style-name="T9">Enfócate en cantidad, no en calidad:</text:span> se premia la generación masiva de ideas.</text:p>
            </text:list-item>
            <text:list-item>
              <text:p text:style-name="P89"><text:span text:style-name="T9">Aplaza el juicio</text:span>: no se permite el "pero", "eso no funciona" o "es una tontería". Todas las ideas son bienvenidas, especialmente las aparentemente absurdas, porque pueden contener la semilla de una solución brillante o inspirar a otros.</text:p>
            </text:list-item>
            <text:list-item>
              <text:p text:style-name="P89"><text:span text:style-name="T9">Apóyate en las ideas de otros:</text:span> usa frases como "y además..." para construir sobre propuestas del equipo.</text:p>
            </text:list-item>
          </text:list>
        </text:list-item>
        <text:list-item>
          <text:p text:style-name="P29"><text:span text:style-name="T9">Ejemplo Práctico</text:span>: En una sesión para una app de transporte, una idea descabellada como "viajar en globo" podría ser descartada inicialmente. Pero, al no juzgarla, puede evolucionar hacia conceptos viables como "ofrecer rutas panorámicas o turísticas" dentro de una app como Uber, resolviendo una necesidad de usuarios que no solo quieren llegar de A a B, sino disfrutar del viaje.</text:p>
        </text:list-item>
      </text:list>
      <text:p text:style-name="Standard"><text:span text:style-name="T9">4. Experimentación tangible: prototipar y probar rápidamente</text:span></text:p>
      <text:p text:style-name="Standard">Esta es la fase que convierte las ideas en realidad, de la forma más rápida y económica posible. Un prototipo es cualquier representación tangible de una idea, desde un dibujo hasta un modelo digital interactivo. Su propósito no es ser perfecto, sino ser un vehículo para aprender y recibir feedback real.</text:p>
      <text:list xml:id="list2413828826" text:style-name="WWNum21">
        <text:list-item>
          <text:p text:style-name="P30"><text:span text:style-name="T9">Tipos de Prototipos (de menor a mayor fidelidad):</text:span></text:p>
          <text:list>
            <text:list-item>
              <text:p text:style-name="P90"><text:span text:style-name="T9">Prototipos de Baja Fidelidad:</text:span> sketches en papel, storyboards, maquetas de cartón. Son ultra rápidos y baratos, perfectos para validar flujos y conceptos generales al inicio.</text:p>
            </text:list-item>
            <text:list-item>
              <text:p text:style-name="P90"><text:span text:style-name="T9">Prototipos de Media Fidelidad</text:span>: maquetas digitales estáticas (hechas en Figma, Adobe XD) que muestran la estructura y el diseño visual, pero sin funcionalidad real.</text:p>
            </text:list-item>
            <text:list-item>
              <text:p text:style-name="P90"><text:span text:style-name="T9">Prototipos de Alta Fidelidad:</text:span> maquetas digitales interactivas que simulan la funcionalidad de la app o web. El usuario puede "hacer clic" y experimentar el flujo como si fuera real, sin necesidad de programar nada.</text:p>
            </text:list-item>
            <text:list-item>
              <text:p text:style-name="P90"><text:span text:style-name="T9">El "Wizard of Oz":</text:span> Un prototipo donde el usuario cree que interactúa con un sistema automatizado, pero en realidad hay una persona detrás haciendo que funcione (ej.: un chatbot manejado por una persona).</text:p>
            </text:list-item>
          </text:list>
        </text:list-item>
      </text:list>
      <text:p text:style-name="P10"><text:span text:style-name="T9">Objetivo: </text:span><text:span text:style-name="T15">Fallar rápido y barato.</text:span></text:p>
      <text:p text:style-name="Standard">Frase clave y su significado</text:p>
      <text:p text:style-name="P112"><text:span text:style-name="T8"><text:s/>📖 </text:span><text:span text:style-name="T9">Importante: </text:span>No diseñamos para nosotros mismos, diseñamos para quienes usarán lo que creamos.</text:p>
      <text:list xml:id="list1797913312" text:style-name="WWNum16">
        <text:list-item>
          <text:p text:style-name="P31"><text:span text:style-name="T9">Interpretación:</text:span></text:p>
          <text:list>
            <text:list-item>
              <text:p text:style-name="P91">Los sesgos del diseñador (ej.: "A mí me gusta el azul") no deben imponerse.</text:p>
            </text:list-item>
            <text:list-item>
              <text:p text:style-name="P91"><text:soft-page-break/>Ejemplo práctico: Los botones de una app para adultos mayores deben ser grandes, aunque al diseñador le parezcan "poco elegantes".</text:p>
            </text:list-item>
          </text:list>
        </text:list-item>
      </text:list>
      <text:p text:style-name="Standard"><text:span text:style-name="T9">¿Por qué usarlo en diseño de interfaces?</text:span></text:p>
      <text:list xml:id="list1910767953" text:style-name="WWNum35">
        <text:list-item>
          <text:p text:style-name="P32">Evita el "fracaso costoso":</text:p>
          <text:list>
            <text:list-item>
              <text:p text:style-name="P92">El 70% de los proyectos digitales fallan por no entender al usuario.</text:p>
            </text:list-item>
          </text:list>
        </text:list-item>
        <text:list-item>
          <text:p text:style-name="P32">Fomenta la innovación:</text:p>
          <text:list>
            <text:list-item>
              <text:p text:style-name="P92">Soluciones como el scroll infinito (Pinterest) o el carrito de compra persistente surgieron de observar usuarios.</text:p>
            </text:list-item>
          </text:list>
        </text:list-item>
      </text:list>
      <text:p text:style-name="Standard"><text:span text:style-name="T9">Ejemplo aplicado: Diseño de una app educativa</text:span></text:p>
      <text:p text:style-name="Standard"><text:span text:style-name="T9">Problema inicial: "Los alumnos no usan la plataforma de tareas del instituto".</text:span></text:p>
      <text:list xml:id="list3361534969" text:style-name="WWNum33">
        <text:list-item>
          <text:p text:style-name="P33"><text:span text:style-name="T9">Empatizar</text:span>: entrevistas revelan que olvidan fechas de entrega y la interfaz es confusa.</text:p>
        </text:list-item>
        <text:list-item>
          <text:p text:style-name="P33"><text:span text:style-name="T9">Redefinir</text:span>: "¿Cómo podríamos ayudar a estudiantes a recordar plazos de forma visual e intuitiva?"</text:p>
        </text:list-item>
        <text:list-item>
          <text:p text:style-name="P33"><text:span text:style-name="T9">Idear</text:span>: brainstorming genera ideas como:</text:p>
          <text:list>
            <text:list-item>
              <text:p text:style-name="P93">Notificaciones con memes.</text:p>
            </text:list-item>
            <text:list-item>
              <text:p text:style-name="P93">Calendario integrado con Google.</text:p>
            </text:list-item>
          </text:list>
        </text:list-item>
        <text:list-item>
          <text:p text:style-name="P33"><text:span text:style-name="T9">Prototipar</text:span>: Se crea un wireframe de calendario con colores por urgencia.</text:p>
        </text:list-item>
        <text:list-item>
          <text:p text:style-name="P33"><text:span text:style-name="T9">Testear</text:span>: Usuarios prefieren recordatorios por voz → iteración.</text:p>
        </text:list-item>
      </text:list>
      <text:p text:style-name="Heading_20_1"><text:bookmark text:name="_fo08lcdyj77r"/>2. Características del Design Thinking</text:p>
      <text:p text:style-name="Standard">Claves estructurales que lo diferencian de metodologías tradicionales</text:p>
      <text:p text:style-name="Standard"><text:span text:style-name="T9">1. Empatía como punto de partida</text:span></text:p>
      <text:p text:style-name="Standard">¿Por qué es crítica?</text:p>
      <text:list xml:id="list2369369752" text:style-name="WWNum9">
        <text:list-item>
          <text:p text:style-name="P34">El 85% de los errores en diseño de interfaces surgen de no entender al usuario (Nielsen Norman Group).</text:p>
        </text:list-item>
      </text:list>
      <text:p text:style-name="Standard">Herramientas para practicarla:</text:p>
      <text:list xml:id="list3081085821" text:style-name="WWNum39">
        <text:list-item>
          <text:p text:style-name="P35"><text:soft-page-break/>Mapa de Empatía:</text:p>
          <text:list>
            <text:list-item>
              <text:p text:style-name="P94"><text:span text:style-name="T9">Qué PIENSA y SIENTE</text:span> -&gt; <text:s/>"Me estresa perder tiempo"</text:p>
            </text:list-item>
            <text:list-item>
              <text:p text:style-name="P94"><text:span text:style-name="T9">Qué DICE y HACE </text:span>-&gt; <text:s/>"Cierra la app tras 3 intentos" |</text:p>
            </text:list-item>
          </text:list>
        </text:list-item>
        <text:list-item>
          <text:p text:style-name="P35"><text:span text:style-name="T9">Entrevistas etnográficas</text:span>: Preguntas abiertas como "Cuéntame sobre la última vez que usaste esta app y te frustraste".</text:p>
        </text:list-item>
        <text:list-item>
          <text:p text:style-name="P35"><text:span text:style-name="T9">User “Personas”</text:span>: Personajes ficticios basados en datos reales (ej.: "Ana, 35 años, usa apps de salud por ansiedad laboral").</text:p>
        </text:list-item>
      </text:list>
      <text:p text:style-name="Standard"><text:span text:style-name="T9">💡 Ejemplo práctico:</text:span> Spotify descubrió que los usuarios querían compartir música en el momento (no solo guardar playlists), lo que llevó a crear la función "Compartir en Stories".</text:p>
      <text:p text:style-name="Standard"><text:span text:style-name="T9">2. Iterativo y no lineal: </text:span></text:p>
      <text:p text:style-name="Standard">El diseño UX no sigue una línea recta (paso 1 → paso 2 → paso 3), sino que <text:span text:style-name="T9">avanza, retrocede y se repite</text:span> según lo que se descubre en cada fase; <text:span text:style-name="T9">probar, fallar y mejorar</text:span> forma parte natural del proceso.</text:p>
      <text:p text:style-name="Standard"><text:span text:style-name="T9"><text:s/>Casos donde se retrocede:</text:span></text:p>
      <text:list xml:id="list1390548702" text:style-name="WWNum18">
        <text:list-item>
          <text:p text:style-name="P36">Si al testear un prototipo de e-commerce, los usuarios no encuentran el botón de compra, se vuelve a idear soluciones.</text:p>
        </text:list-item>
        <text:list-item>
          <text:p text:style-name="P36">Si al definir el problema se descubre un sesgo (ej.: solo se entrevistó a jóvenes), se regresa a empatizar.</text:p>
        </text:list-item>
      </text:list>
      <text:p text:style-name="P112"><text:span text:style-name="T8"><text:s/>❕ </text:span><text:span text:style-name="T9">Atención: </text:span>Ningún prototipo es sagrado; si los datos dicen que hay que cambiar, se cambia.</text:p>
      <text:p text:style-name="Standard"><text:span text:style-name="T9">3. Colaborativo</text:span></text:p>
      <text:p text:style-name="Standard"><text:span text:style-name="T9">¿Quiénes participan?</text:span></text:p>
      <text:list xml:id="list4237003405" text:style-name="WWNum6">
        <text:list-item>
          <text:p text:style-name="P37">Diseñadores, desarrolladores, stakeholders, y usuarios finales.</text:p>
        </text:list-item>
      </text:list>
      <text:p text:style-name="Standard"><text:span text:style-name="T9">Técnicas para fomentarlo:</text:span></text:p>
      <text:list xml:id="list2461689455" text:style-name="WWNum15">
        <text:list-item>
          <text:p text:style-name="P38">Workshops con Lego Serious Play: Construir modelos físicos de ideas.</text:p>
        </text:list-item>
        <text:list-item>
          <text:p text:style-name="P38">Brainwriting: Cada miembro escribe 3 ideas en silencio, luego se discuten en grupo.</text:p>
        </text:list-item>
        <text:list-item>
          <text:p text:style-name="P38">Criticas en "Sandwich": Feedback = *1 positivo + 1 mejora + 1 positivo*.</text:p>
        </text:list-item>
      </text:list>
      <text:p text:style-name="Standard">📖 Caso de éxito: Airbnb involucró a anfitriones reales en el rediseño de su plataforma, logrando un 30% más de reservas.</text:p>
      <text:p text:style-name="Standard"><text:span text:style-name="T9">4. Visual y tangible</text:span></text:p>
      <text:p text:style-name="Standard"><text:soft-page-break/>Herramientas clav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5"><text:span text:style-name="T9">Fase</text:span></text:p>
          </table:table-cell>
          <table:table-cell table:style-name="Table1.B1" office:value-type="string">
            <text:p text:style-name="P25"><text:span text:style-name="T9">Herramienta visual</text:span></text:p>
          </table:table-cell>
          <table:table-cell table:style-name="Table1.B1" office:value-type="string">
            <text:p text:style-name="P25"><text:span text:style-name="T9">Ejemplo</text:span></text:p>
          </table:table-cell>
        </table:table-row>
        <table:table-row table:style-name="Table1.2">
          <table:table-cell table:style-name="Table1.A1" office:value-type="string">
            <text:p text:style-name="P25"><text:span text:style-name="T9">Empatizar</text:span></text:p>
          </table:table-cell>
          <table:table-cell table:style-name="Table1.B1" office:value-type="string">
            <text:p text:style-name="P25">Customer Journey Map</text:p>
          </table:table-cell>
          <table:table-cell table:style-name="Table1.B1" office:value-type="string">
            <text:p text:style-name="P25">Mapa de emociones al usar una app bancaria.</text:p>
          </table:table-cell>
        </table:table-row>
        <table:table-row table:style-name="Table1.2">
          <table:table-cell table:style-name="Table1.A1" office:value-type="string">
            <text:p text:style-name="P25"><text:span text:style-name="T9">Idear</text:span></text:p>
          </table:table-cell>
          <table:table-cell table:style-name="Table1.B1" office:value-type="string">
            <text:p text:style-name="P25">Mapa mental o esquemas en pizarra</text:p>
          </table:table-cell>
          <table:table-cell table:style-name="Table1.B1" office:value-type="string">
            <text:p text:style-name="P25">Post-its con ideas para menú de restaurante.</text:p>
          </table:table-cell>
        </table:table-row>
        <table:table-row table:style-name="Table1.2">
          <table:table-cell table:style-name="Table1.A1" office:value-type="string">
            <text:p text:style-name="P25"><text:span text:style-name="T9">Prototipar</text:span></text:p>
          </table:table-cell>
          <table:table-cell table:style-name="Table1.B1" office:value-type="string">
            <text:p text:style-name="P25">Wireframes en papel</text:p>
          </table:table-cell>
          <table:table-cell table:style-name="Table1.B1" office:value-type="string">
            <text:p text:style-name="P25">Boceto de un chatbot para servicio al cliente.</text:p>
          </table:table-cell>
        </table:table-row>
      </table:table>
      <text:p text:style-name="Standard">Ventajas:</text:p>
      <text:list xml:id="list536160708" text:style-name="WWNum44">
        <text:list-item>
          <text:p text:style-name="P39">Rompe la barrera del lenguaje técnico.</text:p>
        </text:list-item>
        <text:list-item>
          <text:p text:style-name="P39">Facilita la detección de errores tempranos (ej.: un botón mal ubicado en un sketch).</text:p>
        </text:list-item>
      </text:list>
      <text:p text:style-name="Standard"><text:span text:style-name="T9">5. Orientado a la acción</text:span></text:p>
      <text:p text:style-name="Standard">Métodos para evitar el "parálisis por análisis":</text:p>
      <text:list xml:id="list3543270222" text:style-name="WWNum38">
        <text:list-item>
          <text:p text:style-name="P40">Timeboxing: Dedica 20 minutos a generar ideas, sin debate.</text:p>
        </text:list-item>
        <text:list-item>
          <text:p text:style-name="P40">Prototipos en 1 hora: Usar materiales simples (cartón, Figma básico).</text:p>
        </text:list-item>
        <text:list-item>
          <text:p text:style-name="P40">Pruebas "guerrilla": Testear con 5 usuarios en un café (sin laboratorio costoso).</text:p>
        </text:list-item>
      </text:list>
      <text:p text:style-name="Standard"/>
      <text:p text:style-name="P112"><text:span text:style-name="T8"><text:s/>📖 </text:span><text:span text:style-name="T9">Importante:</text:span> En Design Thinking, un prototipo feo, pero bien testeado, vale más que un diseño perfecto en un cajón</text:p>
      <text:p text:style-name="Standard"><text:span text:style-name="T9">Ejemplo integrador: Rediseño de una app de reparto de comida</text:span></text:p>
      <text:list xml:id="list2461209515" text:style-name="WWNum22">
        <text:list-item>
          <text:p text:style-name="P41"><text:span text:style-name="T9">Empatía</text:span>: Entrevistas revelan que los repartidores se sienten presionados por el tiempo.</text:p>
        </text:list-item>
        <text:list-item>
          <text:p text:style-name="P41"><text:span text:style-name="T9">Iteración</text:span>: Tras testear un prototipo de ruta optimizada, se descubre que prefieren flexibilidad → vuelta a idear.</text:p>
        </text:list-item>
        <text:list-item>
          <text:p text:style-name="P41"><text:span text:style-name="T9">Colaboración</text:span>: Cocineros, repartidores y UX designers crean un sistema de priorización.</text:p>
        </text:list-item>
        <text:list-item>
          <text:p text:style-name="P41"><text:span text:style-name="T9">Visualización</text:span>: Se usa un storyboard para mostrar el flujo de pedidos.</text:p>
        </text:list-item>
        <text:list-item>
          <text:p text:style-name="P41"><text:span text:style-name="T9">Acción</text:span>: En 2 días se prueba un cambio mínimo (ej.: botón "Pausar entrega") con 10 repartidores.</text:p>
        </text:list-item>
      </text:list>
      <text:p text:style-name="Standard"><text:soft-page-break/><text:span text:style-name="T9">Comparativa con otros enfoques</text:span></text:p>
      <table:table table:name="Table2" table:style-name="Table2">
        <table:table-column table:style-name="Table2.A"/>
        <table:table-column table:style-name="Table2.B"/>
        <table:table-row table:style-name="Table2.1">
          <table:table-cell table:style-name="Table2.A1" office:value-type="string">
            <text:p text:style-name="P25"><text:span text:style-name="T9">Design Thinking</text:span></text:p>
          </table:table-cell>
          <table:table-cell table:style-name="Table2.B1" office:value-type="string">
            <text:p text:style-name="P25"><text:span text:style-name="T9">Metodología Tradicional</text:span></text:p>
          </table:table-cell>
        </table:table-row>
        <table:table-row table:style-name="Table2.2">
          <table:table-cell table:style-name="Table2.A1" office:value-type="string">
            <text:p text:style-name="P25">Prototipa con post-its</text:p>
          </table:table-cell>
          <table:table-cell table:style-name="Table2.B1" office:value-type="string">
            <text:p text:style-name="P25">Espera a tener un MVP completo</text:p>
          </table:table-cell>
        </table:table-row>
        <table:table-row table:style-name="Table2.2">
          <table:table-cell table:style-name="Table2.A1" office:value-type="string">
            <text:p text:style-name="P25">Testea con 5 usuarios</text:p>
          </table:table-cell>
          <table:table-cell table:style-name="Table2.B1" office:value-type="string">
            <text:p text:style-name="P25">Encuesta a 100 personas al final</text:p>
          </table:table-cell>
        </table:table-row>
        <table:table-row table:style-name="Table2.2">
          <table:table-cell table:style-name="Table2.A1" office:value-type="string">
            <text:p text:style-name="P25">"Fallar rápido es aprender"</text:p>
          </table:table-cell>
          <table:table-cell table:style-name="Table2.B1" office:value-type="string">
            <text:p text:style-name="P25">"El error es costoso"</text:p>
          </table:table-cell>
        </table:table-row>
      </table:table>
      <text:p text:style-name="Heading_20_1"><text:bookmark text:name="_k965ld3kwytd"/>3. Las 5 fases del proceso de Design Thinking</text:p>
      <text:p text:style-name="Standard">Metodología iterativa y centrada en el usuario</text:p>
      <text:p text:style-name="Heading_20_2"><text:bookmark text:name="_69l7bvfzthli"/>3.1 Empatizar</text:p>
      <text:p text:style-name="Standard"><text:span text:style-name="T9">Objetivo:</text:span> Sumergirse en el mundo del usuario para entender sus necesidades reales (no las supuestas).</text:p>
      <text:p text:style-name="Standard"><text:span text:style-name="T9">Técnicas clave:</text:span></text:p>
      <text:list xml:id="list4093577909" text:style-name="WWNum41">
        <text:list-item>
          <text:p text:style-name="P42"><text:span text:style-name="T9">Entrevistas en profundidad:</text:span></text:p>
          <text:list>
            <text:list-item>
              <text:p text:style-name="P95">Preguntas abiertas: "¿Qué te frustra al usar [producto]?"</text:p>
            </text:list-item>
            <text:list-item>
              <text:p text:style-name="P95">Evitar preguntas sesgadas: ❌ "¿Te gustaría una función de...?" → ✅ "¿Cómo resuelves actualmente...?"</text:p>
            </text:list-item>
          </text:list>
        </text:list-item>
        <text:list-item>
          <text:p text:style-name="P42"><text:span text:style-name="T9">Observación contextual:</text:span></text:p>
          <text:list>
            <text:list-item>
              <text:p text:style-name="P95">Ejemplo: Ver cómo los ancianos usan una app de banca (¿hacen zoom en los botones? ¿Confunden iconos?).</text:p>
            </text:list-item>
          </text:list>
        </text:list-item>
        <text:list-item>
          <text:p text:style-name="P42"><text:span text:style-name="T9">Mapa de Empatía:</text:span></text:p>
          <text:list>
            <text:list-item>
              <text:p text:style-name="P95">Qué PIENSA -&gt; "Quiero ahorrar tiempo"</text:p>
            </text:list-item>
            <text:list-item>
              <text:p text:style-name="P95">Qué SIENTE -&gt; "Me estresa lo complicado"</text:p>
            </text:list-item>
          </text:list>
        </text:list-item>
        <text:list-item>
          <text:p text:style-name="P42"><text:span text:style-name="T9">User Persona:</text:span></text:p>
          <text:list>
            <text:list-item>
              <text:p text:style-name="P95">Perfil ficticio basado en datos: "Carlos, 40 años, prefiere videollamadas antes que chatbots para servicio al cliente."</text:p>
            </text:list-item>
          </text:list>
        </text:list-item>
      </text:list>
      <text:p text:style-name="Standard"><text:span text:style-name="T9">💡 Ejemplo aplicado:</text:span><text:line-break/>Antes de diseñar una app de comida saludable, se observa que los usuarios:</text:p>
      <text:list xml:id="list1924861161" text:style-name="WWNum20">
        <text:list-item>
          <text:p text:style-name="P43"><text:soft-page-break/>Tiran verduras porque se olvidan de usarlas → Necesidad real: recordatorios de caducidad.</text:p>
        </text:list-item>
      </text:list>
      <text:p text:style-name="Heading_20_2"><text:bookmark text:name="_hiie61yorn1v"/>3.2 Definir el Problema</text:p>
      <text:p text:style-name="Standard"><text:span text:style-name="T9">Objetivo</text:span>: Reformular el problema desde la perspectiva del usuario.</text:p>
      <text:p text:style-name="Standard"><text:span text:style-name="T9">Técnicas</text:span>:</text:p>
      <text:list xml:id="list1320206989" text:style-name="WWNum31">
        <text:list-item>
          <text:p text:style-name="P44"><text:span text:style-name="T9">Pregunta "How Might We" (HMW):<text:line-break/>"¿Cómo podríamos ayudar a [usuarios] a [necesidad] para que [beneficio]?"</text:span></text:p>
          <text:list>
            <text:list-item>
              <text:p text:style-name="P96"><text:span text:style-name="T9">Ejemplo</text:span>: "¿Cómo podríamos ayudar a padres primerizos a rastrear las vacunas de su bebé para que reduzcan su ansiedad?"</text:p>
            </text:list-item>
          </text:list>
        </text:list-item>
        <text:list-item>
          <text:p text:style-name="P44"><text:span text:style-name="T9">Point of View (POV):<text:line-break/>"[Usuario] necesita [necesidad] porque [insight]."</text:span></text:p>
          <text:list>
            <text:list-item>
              <text:p text:style-name="P96">Ejemplo: "Los estudiantes necesitan recordatorios visuales de plazos porque olvidan revisar emails."</text:p>
            </text:list-item>
          </text:list>
        </text:list-item>
      </text:list>
      <text:p text:style-name="Standard"><text:span text:style-name="T9">❕ Error común: Confundir síntomas con problemas.</text:span></text:p>
      <text:list xml:id="list1971029570" text:style-name="WWNum24">
        <text:list-item>
          <text:p text:style-name="P45">❌ "Los usuarios no completan el registro" → ✅ "El registro pide demasiados datos personales."</text:p>
        </text:list-item>
      </text:list>
      <text:p text:style-name="Heading_20_2"><text:bookmark text:name="_wbdcfrh6ni5u"/>3.3 Idear</text:p>
      <text:p text:style-name="Standard"><text:span text:style-name="T9">Objetivo</text:span>: Generar soluciones diversas sin autocrítica.</text:p>
      <text:p text:style-name="Standard"><text:span text:style-name="T9">Técnicas de ideación:</text:span></text:p>
      <text:list xml:id="list221976112" text:style-name="WWNum47">
        <text:list-item>
          <text:p text:style-name="P46"><text:span text:style-name="T9">Brainstorming:</text:span></text:p>
          <text:list>
            <text:list-item>
              <text:p text:style-name="P97">Regla: Ninguna idea es mala.</text:p>
            </text:list-item>
            <text:list-item>
              <text:p text:style-name="P97">Ejemplo: Para una app de transporte, ideas como "viajar en teleférico" inspiran "rutas turísticas en Uber".</text:p>
            </text:list-item>
          </text:list>
        </text:list-item>
        <text:list-item>
          <text:p text:style-name="P46"><text:span text:style-name="T9">Crazy 8s:</text:span></text:p>
          <text:list>
            <text:list-item>
              <text:p text:style-name="P97">Dibujar 8 ideas en 8 minutos (incluso absurdas).</text:p>
            </text:list-item>
          </text:list>
        </text:list-item>
        <text:list-item>
          <text:p text:style-name="P46"><text:span text:style-name="T9">SCAMPER:</text:span></text:p>
          <text:list>
            <text:list-item>
              <text:p text:style-name="P97">Modificar ideas existentes:</text:p>
              <text:list>
                <text:list-item>
                  <text:p text:style-name="P113">Sustituir: ¿Cambiar texto por iconos?</text:p>
                </text:list-item>
                <text:list-item>
                  <text:p text:style-name="P113"><text:soft-page-break/>Combinar: ¿Integrar calendario con lista de tareas?</text:p>
                </text:list-item>
              </text:list>
            </text:list-item>
          </text:list>
        </text:list-item>
        <text:list-item>
          <text:p text:style-name="P46"><text:span text:style-name="T9">Mapas mentales:</text:span></text:p>
          <text:list>
            <text:list-item>
              <text:p text:style-name="P97">Centralizar el problema y ramificar soluciones.</text:p>
            </text:list-item>
          </text:list>
        </text:list-item>
      </text:list>
      <text:p text:style-name="Standard"><text:span text:style-name="T9">💡 Ejemplo: Para una app de estudio, ideas como:</text:span></text:p>
      <text:list xml:id="list2938257136" text:style-name="WWNum32">
        <text:list-item>
          <text:p text:style-name="P47">"Notificaciones con memes motivacionales"</text:p>
        </text:list-item>
        <text:list-item>
          <text:p text:style-name="P47">"Modo oscuro para leer de noche"</text:p>
        </text:list-item>
      </text:list>
      <text:p text:style-name="Heading_20_2"><text:bookmark text:name="_yg4e3vr9bjv6"/>3.4 Prototipar</text:p>
      <text:p text:style-name="Standard"><text:span text:style-name="T9">Objetivo</text:span>: Materializar ideas rápidamente para validarlas.</text:p>
      <text:p text:style-name="Standard">Niveles de prototipado:</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5"><text:span text:style-name="T9">Tipo</text:span></text:p>
          </table:table-cell>
          <table:table-cell table:style-name="Table3.B1" office:value-type="string">
            <text:p text:style-name="P25"><text:span text:style-name="T9">Herramientas</text:span></text:p>
          </table:table-cell>
          <table:table-cell table:style-name="Table3.B1" office:value-type="string">
            <text:p text:style-name="P25"><text:span text:style-name="T9">Cuándo usarlo</text:span></text:p>
          </table:table-cell>
        </table:table-row>
        <table:table-row table:style-name="Table3.2">
          <table:table-cell table:style-name="Table3.A1" office:value-type="string">
            <text:p text:style-name="P25"><text:span text:style-name="T9">Boceto en papel</text:span></text:p>
          </table:table-cell>
          <table:table-cell table:style-name="Table3.B1" office:value-type="string">
            <text:p text:style-name="P25">Lápiz y post-its</text:p>
          </table:table-cell>
          <table:table-cell table:style-name="Table3.B1" office:value-type="string">
            <text:p text:style-name="P25">Feedback inicial</text:p>
          </table:table-cell>
        </table:table-row>
        <table:table-row table:style-name="Table3.2">
          <table:table-cell table:style-name="Table3.A1" office:value-type="string">
            <text:p text:style-name="P25"><text:span text:style-name="T9">Wireframe</text:span></text:p>
          </table:table-cell>
          <table:table-cell table:style-name="Table3.B1" office:value-type="string">
            <text:p text:style-name="P25">Figma, Balsamiq</text:p>
          </table:table-cell>
          <table:table-cell table:style-name="Table3.B1" office:value-type="string">
            <text:p text:style-name="P25">Estructura básica</text:p>
          </table:table-cell>
        </table:table-row>
        <table:table-row table:style-name="Table3.2">
          <table:table-cell table:style-name="Table3.A1" office:value-type="string">
            <text:p text:style-name="P25"><text:span text:style-name="T9">Prototipo digital</text:span></text:p>
          </table:table-cell>
          <table:table-cell table:style-name="Table3.B1" office:value-type="string">
            <text:p text:style-name="P25">Adobe XD, Proto.io</text:p>
          </table:table-cell>
          <table:table-cell table:style-name="Table3.B1" office:value-type="string">
            <text:p text:style-name="P25">Interacciones realistas</text:p>
          </table:table-cell>
        </table:table-row>
      </table:table>
      <text:p text:style-name="Standard"><text:span text:style-name="T9">📖 Regla del 80/20:</text:span></text:p>
      <text:list xml:id="list1258662258" text:style-name="WWNum30">
        <text:list-item>
          <text:p text:style-name="P48">Un prototipo debe ser suficientemente bueno para testear, no perfecto.</text:p>
        </text:list-item>
      </text:list>
      <text:p text:style-name="Standard"><text:span text:style-name="T9">💬 Ejemplo:<text:line-break/></text:span>Un prototipo en papel de un menú de restaurante se prueba con clientes para ver si entienden los íconos de alérgenos.</text:p>
      <text:p text:style-name="Heading_20_2"><text:bookmark text:name="_t81kzj2n1lpo"/>3.5 Testear</text:p>
      <text:p text:style-name="Standard"><text:span text:style-name="T9">Objetivo:</text:span> Validar suposiciones con usuarios reales.</text:p>
      <text:p text:style-name="Standard"><text:span text:style-name="T9">Métodos de testing:</text:span></text:p>
      <text:list xml:id="list1309210351" text:style-name="WWNum11">
        <text:list-item>
          <text:p text:style-name="P49"><text:span text:style-name="T9">Think Aloud (Pensar en voz alta):</text:span></text:p>
          <text:list>
            <text:list-item>
              <text:p text:style-name="P98">El usuario verbaliza sus pensamientos: "No encuentro el botón de 'guardar'..."</text:p>
            </text:list-item>
          </text:list>
        </text:list-item>
        <text:list-item>
          <text:p text:style-name="P49"><text:soft-page-break/><text:span text:style-name="T9">Test A/B:</text:span></text:p>
          <text:list>
            <text:list-item>
              <text:p text:style-name="P98">Comparar dos versiones: ¿Botón verde o azul genera más clicks?</text:p>
            </text:list-item>
          </text:list>
        </text:list-item>
        <text:list-item>
          <text:p text:style-name="P49"><text:span text:style-name="T9">Test remoto no moderado:</text:span></text:p>
          <text:list>
            <text:list-item>
              <text:p text:style-name="P98">Herramientas como UserTesting graban pantallas y comentarios.</text:p>
            </text:list-item>
          </text:list>
        </text:list-item>
        <text:list-item>
          <text:p text:style-name="P49"><text:span text:style-name="T9">Feedback con escala:</text:span></text:p>
          <text:list>
            <text:list-item>
              <text:p text:style-name="P98">Preguntar: "Del 1 al 5, ¿qué tan fácil fue completar la tarea?"</text:p>
            </text:list-item>
          </text:list>
        </text:list-item>
      </text:list>
      <text:p text:style-name="Standard"><text:span text:style-name="T9">❕ Clave: Observar lo que hacen, no solo lo que dicen.</text:span></text:p>
      <text:p text:style-name="Standard">💡 <text:span text:style-name="T9">Ejemplo</text:span>:<text:line-break/>Al testear una app de fitness, se descubre que los usuarios:</text:p>
      <text:list xml:id="list540810888" text:style-name="WWNum5">
        <text:list-item>
          <text:p text:style-name="P50">Ignoran el tutorial → Solución: Onboarding interactivo.</text:p>
        </text:list-item>
      </text:list>
      <text:p text:style-name="Heading_20_1"><text:bookmark text:name="_2bh9xtmgiqme"/>4. Design Thinking aplicado al diseño de interfaces</text:p>
      <text:p text:style-name="Standard">Cómo transformar necesidades de usuarios en interfaces intuitivas y efectivas</text:p>
      <text:p text:style-name="Standard"><text:span text:style-name="T9">1. Comprender los objetivos del usuario (Fase de Empatía)</text:span></text:p>
      <text:p text:style-name="Standard">Herramientas específicas para UI/UX:</text:p>
      <text:list xml:id="list3287901630" text:style-name="WWNum3">
        <text:list-item>
          <text:p text:style-name="P51"><text:span text:style-name="T9">User Journey Maps: </text:span>Visualizar cada paso del usuario en la interfaz, identificando:</text:p>
          <text:list>
            <text:list-item>
              <text:p text:style-name="P99"><text:span text:style-name="T9">Paso </text:span>-&gt; “Buscar libro” . <text:span text:style-name="T9">Emoción </text:span>-&gt; “Frustración”. <text:span text:style-name="T9">Lo que piensa</text:span> -&gt; “No sé si está disponible” </text:p>
            </text:list-item>
            <text:list-item>
              <text:p text:style-name="P99"><text:span text:style-name="T9">Paso </text:span>-&gt; “Reservar”. <text:span text:style-name="T9">Emoción </text:span>-&gt; “Alivio”. <text:span text:style-name="T9">Lo que piensa </text:span>-&gt; “El botón es claro” </text:p>
            </text:list-item>
          </text:list>
        </text:list-item>
        <text:list-item>
          <text:p text:style-name="P51"><text:span text:style-name="T9">Card Sorting: </text:span>Pedir a usuarios que agrupen funciones (ej.: ¿"Renovar préstamo" va en "Mi perfil" o "Catálogo"?).</text:p>
        </text:list-item>
      </text:list>
      <text:p text:style-name="Standard"><text:span text:style-name="T9">Ejemplo:<text:line-break/></text:span>Para una app de banca móvil:</text:p>
      <text:list xml:id="list2699685963" text:style-name="WWNum25">
        <text:list-item>
          <text:p text:style-name="P52">Entrevistas revelan que usuarios mayores prefieren iconos grandes antes que menús textuales.</text:p>
        </text:list-item>
      </text:list>
      <text:p text:style-name="Standard"><text:span text:style-name="T9">2. Diseñar flujos de interacción coherentes (Definición + Ideación)</text:span></text:p>
      <text:p text:style-name="Standard"><text:span text:style-name="T9">Técnicas clave:</text:span></text:p>
      <text:list xml:id="list4141218670" text:style-name="WWNum8">
        <text:list-item>
          <text:p text:style-name="P53"><text:soft-page-break/><text:span text:style-name="T9">Flujos de navegación:</text:span><text:line-break/>Diagramar cómo se mueve el usuario entre pantallas (ej.: Home → Catálogo → Detalle libro → Reserva).</text:p>
        </text:list-item>
        <text:list-item>
          <text:p text:style-name="P53"><text:span text:style-name="T9">Arquitectura de la información:</text:span><text:line-break/>Usar árboles de contenido para organizar jerarquías (ej.: Evitar más de 3 clics para reservar).</text:p>
        </text:list-item>
      </text:list>
      <text:p text:style-name="Standard"><text:span text:style-name="T9">Ejemplo </text:span>práctico:<text:line-break/>En una app de reparto de paquietes:</text:p>
      <text:list xml:id="list1472745367" text:style-name="WWNum2">
        <text:list-item>
          <text:p text:style-name="P54">Definir el problema: "¿Cómo ayudar a usuarios a reordenar su pedido anterior en menos pasos?"</text:p>
        </text:list-item>
        <text:list-item>
          <text:p text:style-name="P54">Idear soluciones: "Botón 'Reordenar' en historial" + "Guardar combinaciones frecuentes".</text:p>
        </text:list-item>
      </text:list>
      <text:p text:style-name="Standard"><text:span text:style-name="T9">3. Probar alternativas visuales antes de programar (Prototipado)</text:span></text:p>
      <text:p text:style-name="Standard">Estrategias para interface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5"><text:span text:style-name="T9">Tipo de prototipo</text:span></text:p>
          </table:table-cell>
          <table:table-cell table:style-name="Table4.B1" office:value-type="string">
            <text:p text:style-name="P25"><text:span text:style-name="T9">Uso ideal</text:span></text:p>
          </table:table-cell>
          <table:table-cell table:style-name="Table4.B1" office:value-type="string">
            <text:p text:style-name="P25"><text:span text:style-name="T9">Herramienta</text:span></text:p>
          </table:table-cell>
        </table:table-row>
        <table:table-row table:style-name="Table4.2">
          <table:table-cell table:style-name="Table4.A1" office:value-type="string">
            <text:p text:style-name="P25"><text:span text:style-name="T9">Sketch en papel</text:span></text:p>
          </table:table-cell>
          <table:table-cell table:style-name="Table4.B1" office:value-type="string">
            <text:p text:style-name="P25">Validar disposición básica</text:p>
          </table:table-cell>
          <table:table-cell table:style-name="Table4.B1" office:value-type="string">
            <text:p text:style-name="P25">Lápiz + plantillas</text:p>
          </table:table-cell>
        </table:table-row>
        <table:table-row table:style-name="Table4.3">
          <table:table-cell table:style-name="Table4.A1" office:value-type="string">
            <text:p text:style-name="P25"><text:span text:style-name="T9">Wireframe digital</text:span></text:p>
          </table:table-cell>
          <table:table-cell table:style-name="Table4.B1" office:value-type="string">
            <text:p text:style-name="P25">Testear jerarquía visual</text:p>
          </table:table-cell>
          <table:table-cell table:style-name="Table4.B1" office:value-type="string">
            <text:p text:style-name="P25">Figma, Balsamiq</text:p>
          </table:table-cell>
        </table:table-row>
        <table:table-row table:style-name="Table4.3">
          <table:table-cell table:style-name="Table4.A1" office:value-type="string">
            <text:p text:style-name="P25"><text:span text:style-name="T9">Prototipo interactivo</text:span></text:p>
          </table:table-cell>
          <table:table-cell table:style-name="Table4.B1" office:value-type="string">
            <text:p text:style-name="P25">Simular interacciones reales</text:p>
          </table:table-cell>
          <table:table-cell table:style-name="Table4.B1" office:value-type="string">
            <text:p text:style-name="P25">Adobe XD, Proto.io</text:p>
          </table:table-cell>
        </table:table-row>
      </table:table>
      <text:p text:style-name="Standard"><text:span text:style-name="T9">💡 Caso real:</text:span></text:p>
      <text:list xml:id="list3383177308" text:style-name="WWNum42">
        <text:list-item>
          <text:p text:style-name="P55">Spotify probó 50 versiones de su botón "Play" antes de elegir la más reconocible.</text:p>
        </text:list-item>
      </text:list>
      <text:p text:style-name="Standard"><text:span text:style-name="T9">4. Corregir errores antes de codificar (Testeo)</text:span></text:p>
      <text:p text:style-name="Standard"><text:span text:style-name="T9">Métodos ágiles para UI:</text:span></text:p>
      <text:list xml:id="list3973443537" text:style-name="WWNum27">
        <text:list-item>
          <text:p text:style-name="P56"><text:span text:style-name="T9">Test de los 5 segundos:</text:span></text:p>
          <text:list>
            <text:list-item>
              <text:p text:style-name="P100">Mostrar la interfaz brevemente: ¿El usuario entiende su propósito?</text:p>
            </text:list-item>
          </text:list>
        </text:list-item>
        <text:list-item>
          <text:p text:style-name="P56"><text:span text:style-name="T9">Heatmaps:</text:span></text:p>
          <text:list>
            <text:list-item>
              <text:p text:style-name="P100">Herramientas como “Hotjar” muestran dónde los usuarios hacen clic.</text:p>
            </text:list-item>
          </text:list>
        </text:list-item>
        <text:list-item>
          <text:p text:style-name="P56"><text:span text:style-name="T9">A/B Testing de microinteracciones:</text:span></text:p>
          <text:list>
            <text:list-item>
              <text:p text:style-name="P100">Ejemplo: ¿Un botón animado aumenta las conversiones?</text:p>
            </text:list-item>
          </text:list>
        </text:list-item>
      </text:list>
      <text:p text:style-name="Standard"><text:soft-page-break/><text:span text:style-name="T9">Errores comunes detectables:</text:span></text:p>
      <text:list xml:id="list322073791" text:style-name="WWNum45">
        <text:list-item>
          <text:p text:style-name="P57">Botones "invisibles" (bajo contraste).</text:p>
        </text:list-item>
        <text:list-item>
          <text:p text:style-name="P57">Pasos redundantes (ej.: Doble confirmación de correo).</text:p>
        </text:list-item>
      </text:list>
      <text:p text:style-name="P1"/>
      <text:p text:style-name="Standard"><text:span text:style-name="T9">Ejemplo aplicado al aula: App para biblioteca de instituto</text:span></text:p>
      <text:p text:style-name="Standard">Paso a paso con Design Thinking:</text:p>
      <text:list xml:id="list605429139" text:style-name="WWNum50">
        <text:list-item>
          <text:p text:style-name="P58"><text:span text:style-name="T9">Empatizar:</text:span></text:p>
          <text:list>
            <text:list-item>
              <text:p text:style-name="P101">Entrevistas con estudiantes: "Odio hacer cola para preguntar si un libro está disponible".</text:p>
            </text:list-item>
            <text:list-item>
              <text:p text:style-name="P101">Insight clave: Necesitan ver el estado del libro en tiempo real.</text:p>
            </text:list-item>
          </text:list>
        </text:list-item>
        <text:list-item>
          <text:p text:style-name="P58"><text:span text:style-name="T9">Definir:</text:span></text:p>
          <text:list>
            <text:list-item>
              <text:p text:style-name="P101">Pregunta HMW: "¿Cómo podríamos ayudar a estudiantes a reservar libros en 1 clic desde su móvil?"</text:p>
            </text:list-item>
          </text:list>
        </text:list-item>
        <text:list-item>
          <text:p text:style-name="P58"><text:span text:style-name="T9">Idear:</text:span></text:p>
          <text:list>
            <text:list-item>
              <text:p text:style-name="P101">Brainstorming genera ideas como:</text:p>
              <text:list>
                <text:list-item>
                  <text:p text:style-name="P114">Código QR en libros para escanear y reservar.</text:p>
                </text:list-item>
                <text:list-item>
                  <text:p text:style-name="P114">Notificación push cuando el libro esté disponible.</text:p>
                </text:list-item>
              </text:list>
            </text:list-item>
          </text:list>
        </text:list-item>
        <text:list-item>
          <text:p text:style-name="P58"><text:span text:style-name="T9">Prototipar:</text:span></text:p>
          <text:list>
            <text:list-item>
              <text:p text:style-name="P101">Wireframe en Figma con:</text:p>
              <text:list>
                <text:list-item>
                  <text:p text:style-name="P114">Barra de búsqueda prominente.</text:p>
                </text:list-item>
                <text:list-item>
                  <text:p text:style-name="P114">Estado del libro ("Disponible/Reservado").</text:p>
                </text:list-item>
                <text:list-item>
                  <text:p text:style-name="P114">Botón flotante "Reservar".</text:p>
                </text:list-item>
              </text:list>
            </text:list-item>
          </text:list>
        </text:list-item>
        <text:list-item>
          <text:p text:style-name="P58"><text:span text:style-name="T9">Testear:</text:span></text:p>
          <text:list>
            <text:list-item>
              <text:p text:style-name="P101"><text:soft-page-break/>Feedback de usuarios:</text:p>
              <text:list>
                <text:list-item>
                  <text:p text:style-name="P114">"No veo el plazo de devolución" → Se añade un tooltip.</text:p>
                </text:list-item>
                <text:list-item>
                  <text:p text:style-name="P114">"Quiero filtrar por género" → Se agrega filtro en V2.</text:p>
                </text:list-item>
              </text:list>
            </text:list-item>
          </text:list>
        </text:list-item>
      </text:list>
      <text:p text:style-name="Standard">Beneficios clave para el diseño de interfaces</text:p>
      <text:list xml:id="list2217749930" text:style-name="WWNum48">
        <text:list-item>
          <text:p text:style-name="P59"><text:span text:style-name="T9">Reduce costos:</text:span></text:p>
          <text:list>
            <text:list-item>
              <text:p text:style-name="P102">Corregir un error en prototipo cuesta un 90% menos que en desarrollo (IBM Design Study).</text:p>
            </text:list-item>
          </text:list>
        </text:list-item>
        <text:list-item>
          <text:p text:style-name="P59"><text:span text:style-name="T9">Aumenta la adopción:</text:span></text:p>
          <text:list>
            <text:list-item>
              <text:p text:style-name="P102">Interfaces basadas en empatía tienen un 60% más de retención (Adobe Report).</text:p>
            </text:list-item>
          </text:list>
        </text:list-item>
        <text:list-item>
          <text:p text:style-name="P59"><text:span text:style-name="T9">Fomenta la innovación:</text:span></text:p>
          <text:list>
            <text:list-item>
              <text:p text:style-name="P102">Soluciones como el scroll infinito (Pinterest) nacieron de observar usuarios.</text:p>
            </text:list-item>
          </text:list>
        </text:list-item>
      </text:list>
      <text:p text:style-name="Heading_20_1"><text:bookmark text:name="_i08ojv72o52f"/>5. ¿Cuándo usar Desing Thinking?</text:p>
      <text:p text:style-name="Standard"><text:span text:style-name="T9">¿Cuándo usar cada enfoque?</text:span></text:p>
      <table:table table:name="Table5" table:style-name="Table5">
        <table:table-column table:style-name="Table5.A"/>
        <table:table-column table:style-name="Table5.B"/>
        <table:table-row table:style-name="Table5.1">
          <table:table-cell table:style-name="Table5.A1" office:value-type="string">
            <text:p text:style-name="P25"><text:span text:style-name="T9">Design Thinking</text:span></text:p>
          </table:table-cell>
          <table:table-cell table:style-name="Table5.B1" office:value-type="string">
            <text:p text:style-name="P25"><text:span text:style-name="T9">Enfoque tradicional</text:span></text:p>
          </table:table-cell>
        </table:table-row>
        <table:table-row table:style-name="Table5.2">
          <table:table-cell table:style-name="Table5.A1" office:value-type="string">
            <text:p text:style-name="P25">Proyectos innovadores (ej.: apps).</text:p>
          </table:table-cell>
          <table:table-cell table:style-name="Table5.B1" office:value-type="string">
            <text:p text:style-name="P25">Sistemas con regulaciones estrictas (ej.: banca).</text:p>
          </table:table-cell>
        </table:table-row>
        <table:table-row table:style-name="Table5.3">
          <table:table-cell table:style-name="Table5.A1" office:value-type="string">
            <text:p text:style-name="P25">Problemas ambiguos (ej.: mejorar UX).</text:p>
          </table:table-cell>
          <table:table-cell table:style-name="Table5.B1" office:value-type="string">
            <text:p text:style-name="P25">Requisitos claros y estables (ej.: migración de datos).</text:p>
          </table:table-cell>
        </table:table-row>
        <table:table-row table:style-name="Table5.2">
          <table:table-cell table:style-name="Table5.A1" office:value-type="string">
            <text:p text:style-name="P25">Equipos multidisciplinares.</text:p>
          </table:table-cell>
          <table:table-cell table:style-name="Table5.B1" office:value-type="string">
            <text:p text:style-name="P25">Equipos técnicos especializados.</text:p>
          </table:table-cell>
        </table:table-row>
      </table:table>
      <text:p text:style-name="Standard"/>
      <text:p text:style-name="Standard"><text:span text:style-name="T9">Ejemplo práctico: App de reservas de hotel</text:span></text:p>
      <text:p text:style-name="Standard"><text:span text:style-name="T9">Design Thinking:</text:span></text:p>
      <text:list xml:id="list1707688689" text:style-name="WWNum29">
        <text:list-item>
          <text:p text:style-name="P60">Empatizar: Observar que los usuarios comparan precios en 5 pestañas.</text:p>
        </text:list-item>
        <text:list-item>
          <text:p text:style-name="P60">Definir: "¿Cómo ayudar a viajeros a comparar hoteles sin cambiar de app?"</text:p>
        </text:list-item>
        <text:list-item>
          <text:p text:style-name="P60"><text:soft-page-break/>Idear: Integrar un comparador visual con filtros táctiles.</text:p>
        </text:list-item>
      </text:list>
      <text:p text:style-name="Standard"><text:span text:style-name="T9">Enfoque tradicional:</text:span></text:p>
      <text:list xml:id="list935904272" text:style-name="WWNum17">
        <text:list-item>
          <text:p text:style-name="P61">Requisito: "La app debe mostrar hoteles por precio y ubicación."</text:p>
        </text:list-item>
        <text:list-item>
          <text:p text:style-name="P61">Desarrollo: Lista tabular con columnas ordenables.</text:p>
        </text:list-item>
      </text:list>
      <text:p text:style-name="Standard"><text:span text:style-name="T9">Resultado:</text:span></text:p>
      <text:list xml:id="list718780588" text:style-name="WWNum12">
        <text:list-item>
          <text:p text:style-name="P62">DT genera una interfaz más intuitiva (arrastrar tarjetas para comparar).</text:p>
        </text:list-item>
        <text:list-item>
          <text:p text:style-name="P62">Enfoque tradicional cumple con funcionalidad básica, pero menos innovadora.</text:p>
        </text:list-item>
      </text:list>
      <text:p text:style-name="Standard"><text:span text:style-name="T9">Conclusión</text:span></text:p>
      <text:list xml:id="list2673467515" text:style-name="WWNum49">
        <text:list-item>
          <text:p text:style-name="P63">Elige Design Thinking si buscas innovación, empatía con usuarios y flexibilidad.</text:p>
        </text:list-item>
        <text:list-item>
          <text:p text:style-name="P63">Opta por metodologías tradicionales cuando los requisitos son fijos y el riesgo de error debe minimizarse.</text:p>
        </text:list-item>
      </text:list>
      <text:p text:style-name="P112"><text:span text:style-name="T8"><text:s/>📖 </text:span><text:span text:style-name="T9">Importante</text:span>: El Design Thinking diseña lo correcto; los métodos tradicionales lo diseñan correctamente.</text:p>
      <text:p text:style-name="Heading_20_1"><text:bookmark text:name="_29slch8cpbpm"/>6. Ejemplo detallado de Desing Thinking</text:p>
      <text:p text:style-name="P118"><text:bookmark text:name="_vvxt5lg7yki6"/><text:span text:style-name="T17">FocusFlow" - Una Plataforma que Transforma el Estudio en una Experiencia Motivadora</text:span></text:p>
      <text:p text:style-name="P115"><text:span text:style-name="T9">Contexto Actualizado:</text:span> En un entorno educativo y profesional cada vez más exigente, los estudiantes y trabajadores independientes enfrentan desafíos persistentes como la procrastinación y la erosión de la motivación para sostener hábitos de estudio. Las soluciones existentes priorizan mecanismos de bloqueo de distracciones o técnicas temporizadas como Pomodoro, pero descuidan aspectos clave como la motivación intrínseca y el aislamiento social inherente al proceso.</text:p>
      <text:p text:style-name="P115">Para realzar la presentación visual, se adopta un diseño estructurado con encabezados jerárquicos, listas enumeradas y viñetas para mayor claridad, junto con tipografía en negrita y cursiva para enfatizar elementos clave. Esta estética minimalista facilita la legibilidad y el flujo narrativo, integrando iconos sutiles donde aportan valor sin sobrecargar el contenido.</text:p>
      <text:p text:style-name="P117"><text:bookmark text:name="_ttdu4ohhtwhv"/><text:span text:style-name="T18">Fase 1: Empatizar - Profundizando en las Barreras de la Procrastinación</text:span></text:p>
      <text:p text:style-name="P115"><text:span text:style-name="T19">Objetivo Optimizado:</text:span> identificar las dimensiones emocionales, contextuales y relacionales que obstaculizan la consistencia en el estudio, mediante un enfoque etnográfico centrado en el usuario.</text:p>
      <text:p text:style-name="P115"><text:span text:style-name="T9">Técnicas Refinadas:</text:span></text:p>
      <text:list xml:id="list415643316" text:style-name="WWNum43">
        <text:list-item>
          <text:p text:style-name="P70"><text:span text:style-name="T9">Diarios reflexivos de ysuario:</text:span> Se involucró a 20 participantes (estudiantes y profesionales) para registrar, durante dos semanas, instancias de procrastinación, capturando emociones asociadas, distractores específicos y actividades alternativas mediante un formato estructurado (e.g., escalas de intensidad emocional).</text:p>
        </text:list-item>
        <text:list-item>
          <text:p text:style-name="P76"><text:span text:style-name="T9">Entrevistas semiestructuradas en profundidad:</text:span> Exploración cualitativa con guiones enfocados en patrones psicológicos:</text:p>
          <text:list>
            <text:list-item>
              <text:p text:style-name="P108">"¿Cuáles son las sensaciones predominantes previas a una sesión de estudio percibida como tediosa?"</text:p>
            </text:list-item>
            <text:list-item>
              <text:p text:style-name="P108"><text:soft-page-break/>"¿Qué factores ambientales (físicos y digitales) contribuyen a las interrupciones?"</text:p>
            </text:list-item>
            <text:list-item>
              <text:p text:style-name="P108">"¿Puede describir una experiencia de estudio óptima? ¿Qué elementos la diferenciaron?"</text:p>
            </text:list-item>
          </text:list>
        </text:list-item>
        <text:list-item>
          <text:p text:style-name="P82"><text:span text:style-name="T9">Técnica adicional: Mapas de empatía:</text:span> Construcción de diagramas visuales para sintetizar lo que los usuarios <text:span text:style-name="T20">dicen</text:span>, <text:span text:style-name="T20">hacen</text:span>, <text:span text:style-name="T20">piensan</text:span> y <text:span text:style-name="T20">sienten</text:span>, revelando discrepancias entre comportamientos observados y declarados.</text:p>
        </text:list-item>
      </text:list>
      <text:p text:style-name="P115"><text:span text:style-name="T9">Hallazgos alave (Insight):</text:span></text:p>
      <text:list xml:id="list3478112351" text:style-name="WWNum19">
        <text:list-item>
          <text:p text:style-name="P71"><text:span text:style-name="T9">Insight 1:</text:span> el estudio se percibe como una actividad aislada y carente de recompensas inmediatas, exacerbando la desmotivación y el agotamiento emocional.</text:p>
        </text:list-item>
        <text:list-item>
          <text:p text:style-name="P77"><text:span text:style-name="T9">Insight 2:</text:span> la sobrecarga cognitiva derivada de volúmenes extensos de material genera parálisis decisoria, impidiendo la iniciación de tareas.</text:p>
        </text:list-item>
        <text:list-item>
          <text:p text:style-name="P77"><text:span text:style-name="T9">Insight 3:</text:span> los dispositivos móviles actúan como vectores duales: fuentes primarias de distracción, pero también canales esenciales para conexión social y alivio temporal.</text:p>
        </text:list-item>
        <text:list-item>
          <text:p text:style-name="P77"><text:span text:style-name="T9">Insight 4:</text:span> la ausencia de validación externa para logros incrementales erosiona la resiliencia, destacando la necesidad de mecanismos de reconocimiento comunitario.</text:p>
        </text:list-item>
        <text:list-item>
          <text:p text:style-name="P83"><text:span text:style-name="T9">Insight adicional:</text:span> patrones circadianos influyen en la procrastinación, con picos de distracción en horarios vespertinos, sugiriendo intervenciones adaptativas.</text:p>
        </text:list-item>
      </text:list>
      <text:p text:style-name="P117"><text:bookmark text:name="_af8yvpglzvys"/><text:span text:style-name="T18">Fase 2: Definir - Reformulando el eesafío estratégico</text:span></text:p>
      <text:p text:style-name="P115"><text:span text:style-name="T19">Síntoma Inicial:</text:span> Inconsistencia en las rutinas de estudio.</text:p>
      <text:p text:style-name="P115"><text:span text:style-name="T9">Problema redefinido (Point of View - POV):</text:span> "Los usuarios requieren sistemas integrados que fomenten la compañía virtual y la gratificación inmediata durante las sesiones de estudio, mitigando el aislamiento, la abrumación cognitiva y la deficiencia en motivación endógena."</text:p>
      <text:p text:style-name="P115"><text:span text:style-name="T9">Preguntas "How Might We?" (HMW):</text:span></text:p>
      <text:list xml:id="list592999081" text:style-name="WWNum14">
        <text:list-item>
          <text:p text:style-name="P72"><text:span text:style-name="T9">HMW 1:</text:span> "¿Cómo podríamos reconfigurar el estudio como una experiencia colaborativa y social, reduciendo la percepción de aislamiento?"</text:p>
        </text:list-item>
        <text:list-item>
          <text:p text:style-name="P78"><text:span text:style-name="T9">HMW 2:</text:span> "¿Cómo podríamos descomponer tareas complejas en micro-objetivos con retroalimentación inmediata y gratificante?"</text:p>
        </text:list-item>
        <text:list-item>
          <text:p text:style-name="P78"><text:span text:style-name="T9">HMW 3:</text:span> "¿Cómo podríamos reconvertir los dispositivos móviles de distractores a facilitadores de concentración y engagement?"</text:p>
        </text:list-item>
        <text:list-item>
          <text:p text:style-name="P84"><text:span text:style-name="T9">HMW adicional:</text:span> "¿Cómo podríamos incorporar elementos de gamificación para alinear el esfuerzo con progresión narrativa y recompensas personalizadas?"</text:p>
        </text:list-item>
      </text:list>
      <text:p text:style-name="P117"><text:bookmark text:name="_mta8m1mu0y1x"/><text:span text:style-name="T18">Fase 3: Idear - Generación de Soluciones Innovadoras</text:span></text:p>
      <text:p text:style-name="P115"><text:span text:style-name="T19">Enfoque metodológico:</text:span> sesiones de ideación colaborativa con reglas estrictas: priorizar volumen de ideas, fomentar propuestas disruptivas y aplicar técnicas de construcción iterativa (e.g., "Sí, y..." para expandir conceptos).</text:p>
      <text:p text:style-name="P115"><text:span text:style-name="T9">Ideas seleccionadas y optimizadas del Brainstorming:</text:span></text:p>
      <text:list xml:id="list1319990283" text:style-name="WWNum4">
        <text:list-item>
          <text:p text:style-name="P73"><text:span text:style-name="T9">Estudio colaborativo virtual:</text:span> integración de salas virtuales con flujos de video/audio en modo pasivo, simulando entornos compartidos como bibliotecas digitales (Aborda HMW1).</text:p>
        </text:list-item>
        <text:list-item>
          <text:p text:style-name="P79"><text:soft-page-break/><text:span text:style-name="T9">Marco de gamificación RPG:</text:span> transformación de disciplinas académicas en "dominios narrativos" y subtemas en "questiones secuenciales", con acumulación de experiencia (XP) y desbloqueo de hitos (Aborda HMW2).</text:p>
        </text:list-item>
        <text:list-item>
          <text:p text:style-name="P79"><text:span text:style-name="T9">Evolución dinámica de avatar:</text:span> representación visual del usuario que evoluciona en atributos (e.g., vitalidad, equipamiento) basada en consistencia, con retroalimentación visual para inactividad (Aborda HMW2).</text:p>
        </text:list-item>
        <text:list-item>
          <text:p text:style-name="P79"><text:span text:style-name="T9">Temporizador Pomodoro con economía de recompensas:</text:span> finalización de ciclos (25 minutos) genera tokens virtuales intercambiables por beneficios personalizados, como intervalos controlados de ocio o contribuciones filantrópicas (Aborda HMW3).</text:p>
        </text:list-item>
        <text:list-item>
          <text:p text:style-name="P79"><text:span text:style-name="T9">Redes de soporte comunitario:</text:span> formación de clanes privados para monitoreo mutuo de avances, tablas de clasificación y mensajería motivacional (Aborda HMW1 y HMW2).</text:p>
        </text:list-item>
        <text:list-item>
          <text:p text:style-name="P79"><text:span text:style-name="T9">Ideas adicionales:</text:span></text:p>
          <text:list>
            <text:list-item>
              <text:p text:style-name="P109"><text:span text:style-name="T9">Integración de IA asistente:</text:span> chatbot contextual que sugiere desgloses de tareas y recordatorios adaptativos basados en patrones de usuario.</text:p>
            </text:list-item>
            <text:list-item>
              <text:p text:style-name="P111"><text:span text:style-name="T9">Modos multisensoriales:</text:span> incorporación de soundscapes ambientales y vibraciones hápticas para mantener el flujo de concentración.</text:p>
            </text:list-item>
          </text:list>
        </text:list-item>
      </text:list>
      <text:p text:style-name="P117"><text:bookmark text:name="_eaxxc173aqi"/><text:span text:style-name="T18">Fase 4: Prototipar - Materializando conceptos prioritarios</text:span></text:p>
      <text:p text:style-name="P115"><text:span text:style-name="T19">Estrategia Refinada:</text:span> Desarrollo de un prototipo interactivo de alta fidelidad en herramientas como Figma, Canva o Adobe XD, enfocándose en el ciclo núcleo de usuario para validar usabilidad y engagement.</text:p>
      <text:p text:style-name="P115"><text:span text:style-name="T9">Flujo prototipado</text:span></text:p>
      <text:list xml:id="list2558654413" text:style-name="WWNum23">
        <text:list-item>
          <text:p text:style-name="P74"><text:span text:style-name="T9">Onboarding Personalizado:</text:span> Selección de avatar y establecimiento de objetivos cuantificables (e.g., horas semanales, alineadas con metas académicas).</text:p>
        </text:list-item>
        <text:list-item>
          <text:p text:style-name="P80"><text:span text:style-name="T9">Interfaz Principal:</text:span> Visualización integrada de:</text:p>
          <text:list>
            <text:list-item>
              <text:p text:style-name="P110">Estado del avatar con métricas de nivel y XP.</text:p>
            </text:list-item>
            <text:list-item>
              <text:p text:style-name="P110">Botón central para iniciar sesiones temporizadas.</text:p>
            </text:list-item>
            <text:list-item>
              <text:p text:style-name="P110">Acceso a entornos colaborativos públicos o privados.</text:p>
            </text:list-item>
            <text:list-item>
              <text:p text:style-name="P110">Dashboards de progreso y logros desbloqueados.</text:p>
            </text:list-item>
          </text:list>
        </text:list-item>
        <text:list-item>
          <text:p text:style-name="P80"><text:span text:style-name="T9">Durante la Sesión:</text:span> Pantalla minimalista con conteo regresivo, animaciones de avatar sincronizadas y barras de avance en tiempo real.</text:p>
        </text:list-item>
        <text:list-item>
          <text:p text:style-name="P85"><text:span text:style-name="T9">Post-Sesión:</text:span> Interfaz de celebración con resumen de ganancias (XP, tokens) y opciones de compartición social, integrando analíticas de productividad.</text:p>
        </text:list-item>
      </text:list>
      <text:p text:style-name="P117"><text:bookmark text:name="_qtgtycdph5a"/><text:span text:style-name="T18">Fase 5: Testear - Evaluación Iterativa con Usuarios</text:span></text:p>
      <text:p text:style-name="P115"><text:span text:style-name="T19">Metodología Mejorada:</text:span> Pruebas de usabilidad con 10 participantes, simulando escenarios reales: "Configura y completa una sesión de 25 minutos para una questión específica (e.g., 'Capítulo 5 de Historia')".</text:p>
      <text:p text:style-name="P115"><text:span text:style-name="T9">Feedback Crítico e Iteraciones Derivadas:</text:span></text:p>
      <text:list xml:id="list88295812" text:style-name="WWNum34">
        <text:list-item>
          <text:p text:style-name="P75"><text:soft-page-break/><text:span text:style-name="T9">Feedback 1:</text:span> "Los beneficios de XP y tokens requieren mayor transparencia." → <text:span text:style-name="T9">Iteración:</text:span> Incorporación de una sección de "marketplace" virtual con catálogos detallados de redenciones (e.g., customizaciones estéticas, extensiones de descanso).</text:p>
        </text:list-item>
        <text:list-item>
          <text:p text:style-name="P81"><text:span text:style-name="T9">Feedback 2:</text:span> "La exposición en salas públicas genera ansiedad interpersonal." → <text:span text:style-name="T9">Iteración:</text:span> Énfasis en modalidades de audio pasivo y clanes exclusivos, con opciones de anonimato.</text:p>
        </text:list-item>
        <text:list-item>
          <text:p text:style-name="P81"><text:span text:style-name="T9">Feedback 3:</text:span> "Falta visibilidad de trayectoria a largo plazo." → <text:span text:style-name="T9">Iteración:</text:span> Adición de visualizaciones gráficas (e.g., curvas de progreso mensual) y archivos históricos de logros.</text:p>
        </text:list-item>
        <text:list-item>
          <text:p text:style-name="P86"><text:span text:style-name="T9">Feedback adicional:</text:span> "Integración con calendarios externos sería útil." → <text:span text:style-name="T9">Iteración:</text:span> Sincronización con APIs de agenda para recordatorios contextuales.</text:p>
        </text:list-item>
      </text:list>
      <text:p text:style-name="P117"><text:bookmark text:name="_f3fcko7jyvcn"/><text:span text:style-name="T18">Conclusión y Valor del Ciclo de Design Thinking</text:span></text:p>
      <text:p text:style-name="P115">Este proceso iterativo trasciende las herramientas convencionales de gestión temporal, evolucionando "FocusFlow" en una ecosistema integral que fusiona dinámica social, gamificación estratégica y optimización tecnológica. Al validar empíricamente las raíces emocionales de la procrastinación, se logra una solución resiliente que fomenta hábitos sostenibles, fortaleciendo la motivación intrínseca y la productividad en entornos educativos y profesionales.</text:p>
      <text:p text:style-name="Heading_20_1"><text:bookmark text:name="_8z2ekcbv6d0k"/>7. Recursos recomendados</text:p>
      <text:p text:style-name="Standard"><text:span text:style-name="T9">📚 Libros</text:span></text:p>
      <text:list xml:id="list1247408220" text:style-name="WWNum7">
        <text:list-item>
          <text:p text:style-name="P64">"Design Thinking for Strategic Innovation" – Idris Mootee</text:p>
        </text:list-item>
        <text:list-item>
          <text:p text:style-name="P64">"The Design Thinking Playbook" – Michael Lewrick, Patrick Link, Larry Leifer</text:p>
        </text:list-item>
        <text:list-item>
          <text:p text:style-name="P64">"Change by Design" – Tim Brown</text:p>
        </text:list-item>
      </text:list>
      <text:p text:style-name="Standard"><text:span text:style-name="T9">🎓 Cursos Online</text:span></text:p>
      <text:list xml:id="list3802328591" text:style-name="WWNum37">
        <text:list-item>
          <text:p text:style-name="P65">"Design Thinking for Innovation" – Universidad de Virginia (Coursera)</text:p>
          <text:list>
            <text:list-item>
              <text:p text:style-name="P103"><text:a xlink:type="simple" xlink:href="https://www.coursera.org/learn/uva-darden-design-thinking-innovation" text:style-name="ListLabel_20_451" text:visited-style-name="ListLabel_20_451"><text:span text:style-name="T21">https://www.coursera.org/learn/uva-darden-design-thinking-innovation</text:span></text:a></text:p>
            </text:list-item>
          </text:list>
        </text:list-item>
        <text:list-item>
          <text:p text:style-name="P65">"Design Thinking Fundamentals" – Acumen Academy</text:p>
          <text:list>
            <text:list-item>
              <text:p text:style-name="P103"><text:a xlink:type="simple" xlink:href="https://acumenacademy.org/course/design-thinking/" text:style-name="ListLabel_20_451" text:visited-style-name="ListLabel_20_451"><text:span text:style-name="T21">https://acumenacademy.org/course/design-thinking/</text:span></text:a></text:p>
            </text:list-item>
          </text:list>
        </text:list-item>
        <text:list-item>
          <text:p text:style-name="P65">"Introduction to Design Thinking" – IDEO U</text:p>
          <text:list>
            <text:list-item>
              <text:p text:style-name="P103"><text:a xlink:type="simple" xlink:href="https://www.ideou.com/products/introduction-to-design-thinking" text:style-name="ListLabel_20_451" text:visited-style-name="ListLabel_20_451"><text:span text:style-name="T21">https://www.ideou.com/products/introduction-to-design-thinking</text:span></text:a></text:p>
            </text:list-item>
          </text:list>
        </text:list-item>
      </text:list>
      <text:p text:style-name="Standard"><text:span text:style-name="T9">🛠 Herramientas Prácticas</text:span></text:p>
      <text:list xml:id="list1342698934" text:style-name="WWNum28">
        <text:list-item>
          <text:p text:style-name="P66">Kit de Herramientas de Design Thinking – Stanford d.school (Gratis)</text:p>
          <text:list>
            <text:list-item>
              <text:p text:style-name="P104"><text:s/><text:a xlink:type="simple" xlink:href="https://dschool.stanford.edu/resources" text:style-name="ListLabel_20_451" text:visited-style-name="ListLabel_20_451"><text:span text:style-name="T21">https://dschool.stanford.edu/resources</text:span></text:a></text:p>
            </text:list-item>
          </text:list>
        </text:list-item>
        <text:list-item>
          <text:p text:style-name="P66"><text:soft-page-break/>Plantillas para Mapa de Empatía y User Journey (Miro)</text:p>
          <text:list>
            <text:list-item>
              <text:p text:style-name="P104"><text:a xlink:type="simple" xlink:href="https://miro.com/templates/design-thinking/" text:style-name="ListLabel_20_451" text:visited-style-name="ListLabel_20_451"><text:span text:style-name="T21">https://miro.com/templates/design-thinking/</text:span></text:a></text:p>
            </text:list-item>
          </text:list>
        </text:list-item>
        <text:list-item>
          <text:p text:style-name="P66">Guía de Prototipado Rápido (Figma)</text:p>
          <text:list>
            <text:list-item>
              <text:p text:style-name="P104"><text:a xlink:type="simple" xlink:href="https://www.figma.com/design-thinking/" text:style-name="ListLabel_20_451" text:visited-style-name="ListLabel_20_451"><text:span text:style-name="T21">https://www.figma.com/design-thinking/</text:span></text:a></text:p>
            </text:list-item>
          </text:list>
        </text:list-item>
      </text:list>
      <text:p text:style-name="Standard"><text:span text:style-name="T9">📽 Videos y Charlas Inspiradoras</text:span></text:p>
      <text:list xml:id="list2646931658" text:style-name="WWNum13">
        <text:list-item>
          <text:p text:style-name="P67">"The Power of Design Thinking" – Tim Brown (TED Talk)</text:p>
          <text:list>
            <text:list-item>
              <text:p text:style-name="P105"><text:a xlink:type="simple" xlink:href="https://www.ted.com/talks/tim_brown_designers_think_big" text:style-name="ListLabel_20_451" text:visited-style-name="ListLabel_20_451"><text:span text:style-name="T21">https://www.ted.com/talks/tim_brown_designers_think_big</text:span></text:a></text:p>
            </text:list-item>
          </text:list>
        </text:list-item>
        <text:list-item>
          <text:p text:style-name="P67">"Design Thinking en 90 Segundos" – IDEO</text:p>
          <text:list>
            <text:list-item>
              <text:p text:style-name="P105"><text:a xlink:type="simple" xlink:href="https://www.youtube.com/watch?v=zaBVa4MxrJI" text:style-name="ListLabel_20_451" text:visited-style-name="ListLabel_20_451"><text:span text:style-name="T21">https://www.youtube.com/watch?v=zaBVa4MxrJI</text:span></text:a></text:p>
            </text:list-item>
          </text:list>
        </text:list-item>
        <text:list-item>
          <text:p text:style-name="P67">"Cómo Apple, Airbnb y Spotify usan Design Thinking" (Case Studies)</text:p>
          <text:list>
            <text:list-item>
              <text:p text:style-name="P105"><text:a xlink:type="simple" xlink:href="https://www.ideou.com/blogs/inspiration/how-apple-airbnb-and-spotify-use-design-thinking" text:style-name="ListLabel_20_451" text:visited-style-name="ListLabel_20_451"><text:span text:style-name="T21">https://www.ideou.com/blogs/inspiration/how-apple-airbnb-and-spotify-use-design-thinking</text:span></text:a></text:p>
            </text:list-item>
          </text:list>
        </text:list-item>
      </text:list>
      <text:p text:style-name="Standard"><text:span text:style-name="T9">📌 Blogs y Comunidades</text:span></text:p>
      <text:list xml:id="list4112162935" text:style-name="WWNum40">
        <text:list-item>
          <text:p text:style-name="P68">Blog de IDEO sobre Innovación</text:p>
          <text:list>
            <text:list-item>
              <text:p text:style-name="P106"><text:a xlink:type="simple" xlink:href="https://www.ideou.com/blogs/inspiration" text:style-name="ListLabel_20_451" text:visited-style-name="ListLabel_20_451"><text:span text:style-name="T21">https://www.ideou.com/blogs/inspiration</text:span></text:a></text:p>
            </text:list-item>
          </text:list>
        </text:list-item>
        <text:list-item>
          <text:p text:style-name="P68">Comunidad de Design Thinking en LinkedIn</text:p>
          <text:list>
            <text:list-item>
              <text:p text:style-name="P106"><text:a xlink:type="simple" xlink:href="https://www.linkedin.com/groups/25827/" text:style-name="ListLabel_20_451" text:visited-style-name="ListLabel_20_451"><text:span text:style-name="T21">https://www.linkedin.com/groups/25827/</text:span></text:a></text:p>
            </text:list-item>
          </text:list>
        </text:list-item>
        <text:list-item>
          <text:p text:style-name="P68">Artículos en Medium sobre DT</text:p>
          <text:list>
            <text:list-item>
              <text:p text:style-name="P106"><text:a xlink:type="simple" xlink:href="https://medium.com/tag/design-thinking" text:style-name="ListLabel_20_451" text:visited-style-name="ListLabel_20_451"><text:span text:style-name="T21">https://medium.com/tag/design-thinking</text:span></text:a></text:p>
            </text:list-item>
          </text:list>
        </text:list-item>
      </text:list>
      <text:p text:style-name="Standard"><text:span text:style-name="T9">🔍 Kit de Inicio Rápido</text:span></text:p>
      <text:list xml:id="list1917654996" text:style-name="WWNum1">
        <text:list-item>
          <text:p text:style-name="P69">Descarga el PDF gratuito de la universidad de Stanford con ejercicios prácticos:</text:p>
          <text:list>
            <text:list-item>
              <text:p text:style-name="P107"><text:a xlink:type="simple" xlink:href="https://static1.squarespace.com/static/57c6b79629687fde090a0fdd/t/5b19b2f2aa4a99e99b26b6bb/1528410876119/dschool_bootleg_deck_2018_final_sm.pdf" text:style-name="ListLabel_20_451" text:visited-style-name="ListLabel_20_451"><text:span text:style-name="T21">https://static1.squarespace.com/static/57c6b79629687fde090a0fdd/t/5b19b2f2aa4a99e99b26b6bb/1528410876119/dschool_bootleg_deck_2018_final_sm.pdf</text:span></text:a></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 style:display-name="ListLabel 2"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0" style:display-name="ListLabel 20" style:family="text">
      <style:text-properties style:font-name="Calibri" fo:font-family="Calibri" style:font-family-generic="roman" style:font-pitch="variable"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6" style:display-name="ListLabel 56"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83" style:display-name="ListLabel 83"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92" style:display-name="ListLabel 92"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10" style:display-name="ListLabel 110"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37" style:display-name="ListLabel 137"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color="#0f1115"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82" style:display-name="ListLabel 182" style:family="text">
      <style:text-properties fo:color="#0f1115"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fo:color="#0f1115"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27" style:display-name="ListLabel 227" style:family="text">
      <style:text-properties fo:color="#0f1115"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36" style:display-name="ListLabel 236"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45" style:display-name="ListLabel 245"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72" style:display-name="ListLabel 272"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90" style:display-name="ListLabel 290"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08" style:display-name="ListLabel 308"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fo:color="#0f1115"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17" style:display-name="ListLabel 317" style:family="text">
      <style:text-properties fo:color="#0f1115"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26" style:display-name="ListLabel 326"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53" style:display-name="ListLabel 353"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62" style:display-name="ListLabel 362"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fo:color="#0f1115"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07" style:display-name="ListLabel 407" style:family="text">
      <style:text-properties fo:color="#0f1115"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16" style:display-name="ListLabel 416"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17" style:display-name="ListLabel 417"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25" style:display-name="ListLabel 425"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43" style:display-name="ListLabel 443"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44" style:display-name="ListLabel 444"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51" style:display-name="ListLabel 451"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number text:level="3" text:style-name="ListLabel_20_5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number text:level="3" text:style-name="ListLabel_20_8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number text:level="3" text:style-name="ListLabel_20_9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text:start-value="10">
        <style:list-level-properties text:list-level-position-and-space-mode="label-alignment">
          <style:list-level-label-alignment text:label-followed-by="listtab" fo:text-indent="-0.25in" fo:margin-left="0.5in"/>
        </style:list-level-properties>
      </text:list-level-style-number>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number text:level="3" text:style-name="ListLabel_20_11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number text:level="3" text:style-name="ListLabel_20_23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3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4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style:num-suffix="." style:num-format="1" text:start-value="7">
        <style:list-level-properties text:list-level-position-and-space-mode="label-alignment">
          <style:list-level-label-alignment text:label-followed-by="listtab" fo:text-indent="-0.25in" fo:margin-left="0.5in"/>
        </style:list-level-properties>
      </text:list-level-style-number>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number text:level="3" text:style-name="ListLabel_20_24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4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5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5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5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5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5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5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6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number text:level="3" text:style-name="ListLabel_20_29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9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9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9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9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9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9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number text:level="3" text:style-name="ListLabel_20_30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1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1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1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1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1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number text:level="3" text:style-name="ListLabel_20_32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2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3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3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3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style:num-suffix="." style:num-format="1" text:start-value="13">
        <style:list-level-properties text:list-level-position-and-space-mode="label-alignment">
          <style:list-level-label-alignment text:label-followed-by="listtab" fo:text-indent="-0.25in" fo:margin-left="0.5in"/>
        </style:list-level-properties>
      </text:list-level-style-number>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number text:level="3" text:style-name="ListLabel_20_35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5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5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5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5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number text:level="3" text:style-name="ListLabel_20_36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6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6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6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6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6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style:text-properties style:font-name="Roboto"/>
      </text:list-level-style-bullet>
      <text:list-level-style-number text:level="4" text:style-name="ListLabel_20_41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2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2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2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24"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number text:level="3" text:style-name="ListLabel_20_42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2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2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3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3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42"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style:text-properties style:font-name="Roboto"/>
      </text:list-level-style-bullet>
      <text:list-level-style-number text:level="4" text:style-name="ListLabel_20_44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4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4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4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2in" style:writing-mode="lr-tb" style:layout-grid-color="#c0c0c0" style:layout-grid-lines="2575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681in" fo:margin-left="0in" fo:margin-right="0in" fo:margin-top="0.7283in" style:dynamic-spacing="true"/>
      </style:footer-style>
    </style:page-layout>
  </office:automatic-styles>
  <office:master-styles>
    <style:master-page style:name="Standard" style:page-layout-name="Mpm1">
      <style:header>
        <text:p text:style-name="MP1"/>
        <text:p text:style-name="MP2"/>
        <text:p text:style-name="MP3"><text:span text:style-name="MT1">Desarrollo de Interfaces<text:tab/><text:tab/>Unidad 03 - Introducción al Design Thinking</text:span></text:p>
      </style:header>
      <style:footer>
        <text:p text:style-name="MP4"><text:span text:style-name="MT1">CFGS DAM<text:tab/><text:tab/>Unidad 03 - Página </text:span><text:page-number text:select-page="current">19</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4" meta:object-count="0" meta:page-count="19" meta:paragraph-count="412" meta:word-count="4203" meta:character-count="28155" meta:non-whitespace-character-count="24549"/>
    <meta:generator>LibreOfficeDev/6.0.5.2$Linux_X86_64 LibreOffice_project/</meta:generator>
  </office:meta>
</office:document-meta>
</file>